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4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2" style:family="table-cell" style:parent-style-name="Default"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3" style:family="table-cell" style:parent-style-name="Default">
      <style:table-cell-properties fo:background-color="#0000ff"/>
      <style:text-properties fo:font-size="2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ext-properties style:font-name="Liberation Sans" fo:font-size="2pt" style:font-name-asian="Droid Sans" style:font-name-complex="Lohit Hindi"/>
    </style:style>
    <style:style style:name="ce77" style:family="table-cell" style:parent-style-name="Default">
      <style:table-cell-properties fo:background-color="#0000ff"/>
      <style:text-properties style:font-name="Liberation Sans" fo:font-size="2pt" style:font-name-asian="Droid Sans" style:font-name-complex="Lohit Hindi"/>
    </style:style>
    <style:style style:name="ce78" style:family="table-cell" style:parent-style-name="Default">
      <style:table-cell-properties fo:background-color="transparent" fo:border="none"/>
      <style:text-properties fo:font-size="2pt"/>
    </style:style>
    <style:style style:name="ce79" style:family="table-cell" style:parent-style-name="Default">
      <style:table-cell-properties fo:background-color="#ffff00" fo:border="0.51pt solid #000000"/>
      <style:text-properties fo:font-size="2pt"/>
    </style:style>
    <style:style style:name="ce80" style:family="table-cell" style:parent-style-name="Default">
      <style:table-cell-properties fo:background-color="#00ff00"/>
      <style:text-properties fo:font-size="2pt"/>
    </style:style>
    <style:style style:name="ce81" style:family="table-cell" style:parent-style-name="Default">
      <style:table-cell-properties fo:background-color="#00ff00"/>
      <style:text-properties style:font-name="Liberation Sans" fo:font-size="2pt" style:font-name-asian="Droid Sans" style:font-name-complex="Lohit Hindi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5" style:family="table-cell" style:parent-style-name="Default">
      <style:text-properties style:font-name="Liberation Sans" style:font-name-asian="Droid Sans" style:font-name-complex="Lohit Hindi"/>
    </style:style>
    <style:style style:name="ce86" style:family="table-cell" style:parent-style-name="Default">
      <style:text-properties style:font-name-asian="Droid Sans" style:font-name-complex="Lohit Hind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style:font-name-asian="Droid Sans" style:font-name-complex="Lohit Hindi"/>
    </style:style>
    <style:style style:name="T3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31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21" table:formula="of:=4*(POWER([.$A$12]-[.$A2];2)+POWER([.$L$1]-[.I$1];2))" office:value-type="float" office:value="436">
            <text:p>436</text:p>
          </table:table-cell>
          <table:table-cell table:style-name="ce21" table:formula="of:=4*(POWER([.$A$12]-[.$A2];2)+POWER([.$L$1]-[.J$1];2))" office:value-type="float" office:value="416">
            <text:p>416</text:p>
          </table:table-cell>
          <table:table-cell table:style-name="ce21" table:formula="of:=4*(POWER([.$A$12]-[.$A2];2)+POWER([.$L$1]-[.K$1];2))" office:value-type="float" office:value="404">
            <text:p>404</text:p>
          </table:table-cell>
          <table:table-cell table:style-name="ce21" table:formula="of:=4*(POWER([.$A$12]-[.$A2];2)+POWER([.$L$1]-[.L$1];2))" office:value-type="float" office:value="400">
            <text:p>400</text:p>
          </table:table-cell>
          <table:table-cell table:style-name="ce21" table:formula="of:=4*(POWER([.$A$12]-[.$A2];2)+POWER([.M$1]-[.$M$1];2))" office:value-type="float" office:value="400">
            <text:p>400</text:p>
          </table:table-cell>
          <table:table-cell table:style-name="ce21" table:formula="of:=4*(POWER([.$A$12]-[.$A2];2)+POWER([.N$1]-[.$M$1];2))" office:value-type="float" office:value="404">
            <text:p>404</text:p>
          </table:table-cell>
          <table:table-cell table:style-name="ce21" table:formula="of:=4*(POWER([.$A$12]-[.$A2];2)+POWER([.O$1]-[.$M$1];2))" office:value-type="float" office:value="416">
            <text:p>416</text:p>
          </table:table-cell>
          <table:table-cell table:style-name="ce21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21" table:formula="of:=4*(POWER([.$A$12]-[.$A3];2)+POWER([.$L$1]-[.G$1];2))" office:value-type="float" office:value="424">
            <text:p>424</text:p>
          </table:table-cell>
          <table:table-cell table:style-name="ce21" table:formula="of:=4*(POWER([.$A$12]-[.$A3];2)+POWER([.$L$1]-[.H$1];2))" office:value-type="float" office:value="388">
            <text:p>388</text:p>
          </table:table-cell>
          <table:table-cell table:style-name="ce22" table:formula="of:=4*(POWER([.$A$12]-[.$A3];2)+POWER([.$L$1]-[.I$1];2))" office:value-type="float" office:value="360">
            <text:p>360</text:p>
          </table:table-cell>
          <table:table-cell table:style-name="ce22" table:formula="of:=4*(POWER([.$A$12]-[.$A3];2)+POWER([.$L$1]-[.J$1];2))" office:value-type="float" office:value="340">
            <text:p>340</text:p>
          </table:table-cell>
          <table:table-cell table:style-name="ce22" table:formula="of:=4*(POWER([.$A$12]-[.$A3];2)+POWER([.$L$1]-[.K$1];2))" office:value-type="float" office:value="328">
            <text:p>328</text:p>
          </table:table-cell>
          <table:table-cell table:style-name="ce22" table:formula="of:=4*(POWER([.$A$12]-[.$A3];2)+POWER([.$L$1]-[.L$1];2))" office:value-type="float" office:value="324">
            <text:p>324</text:p>
          </table:table-cell>
          <table:table-cell table:style-name="ce22" table:formula="of:=4*(POWER([.$A$12]-[.$A3];2)+POWER([.M$1]-[.$M$1];2))" office:value-type="float" office:value="324">
            <text:p>324</text:p>
          </table:table-cell>
          <table:table-cell table:style-name="ce22" table:formula="of:=4*(POWER([.$A$12]-[.$A3];2)+POWER([.N$1]-[.$M$1];2))" office:value-type="float" office:value="328">
            <text:p>328</text:p>
          </table:table-cell>
          <table:table-cell table:style-name="ce22" table:formula="of:=4*(POWER([.$A$12]-[.$A3];2)+POWER([.O$1]-[.$M$1];2))" office:value-type="float" office:value="340">
            <text:p>340</text:p>
          </table:table-cell>
          <table:table-cell table:style-name="ce22" table:formula="of:=4*(POWER([.$A$12]-[.$A3];2)+POWER([.P$1]-[.$M$1];2))" office:value-type="float" office:value="360">
            <text:p>360</text:p>
          </table:table-cell>
          <table:table-cell table:style-name="ce21" table:formula="of:=4*(POWER([.$A$12]-[.$A3];2)+POWER([.Q$1]-[.$M$1];2))" office:value-type="float" office:value="388">
            <text:p>388</text:p>
          </table:table-cell>
          <table:table-cell table:style-name="ce21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21" table:formula="of:=4*(POWER([.$A$12]-[.$A4];2)+POWER([.$L$1]-[.F$1];2))" office:value-type="float" office:value="400">
            <text:p>400</text:p>
          </table:table-cell>
          <table:table-cell table:style-name="ce22" table:formula="of:=4*(POWER([.$A$12]-[.$A4];2)+POWER([.$L$1]-[.G$1];2))" office:value-type="float" office:value="356">
            <text:p>356</text:p>
          </table:table-cell>
          <table:table-cell table:style-name="ce22" table:formula="of:=4*(POWER([.$A$12]-[.$A4];2)+POWER([.$L$1]-[.H$1];2))" office:value-type="float" office:value="320">
            <text:p>320</text:p>
          </table:table-cell>
          <table:table-cell table:style-name="ce22" table:formula="of:=4*(POWER([.$A$12]-[.$A4];2)+POWER([.$L$1]-[.I$1];2))" office:value-type="float" office:value="292">
            <text:p>292</text:p>
          </table:table-cell>
          <table:table-cell table:style-name="ce21" table:formula="of:=4*(POWER([.$A$12]-[.$A4];2)+POWER([.$L$1]-[.J$1];2))" office:value-type="float" office:value="272">
            <text:p>272</text:p>
          </table:table-cell>
          <table:table-cell table:style-name="ce21" table:formula="of:=4*(POWER([.$A$12]-[.$A4];2)+POWER([.$L$1]-[.K$1];2))" office:value-type="float" office:value="260">
            <text:p>260</text:p>
          </table:table-cell>
          <table:table-cell table:style-name="ce21" table:formula="of:=4*(POWER([.$A$12]-[.$A4];2)+POWER([.$L$1]-[.L$1];2))" office:value-type="float" office:value="256">
            <text:p>256</text:p>
          </table:table-cell>
          <table:table-cell table:style-name="ce21" table:formula="of:=4*(POWER([.$A$12]-[.$A4];2)+POWER([.M$1]-[.$M$1];2))" office:value-type="float" office:value="256">
            <text:p>256</text:p>
          </table:table-cell>
          <table:table-cell table:style-name="ce21" table:formula="of:=4*(POWER([.$A$12]-[.$A4];2)+POWER([.N$1]-[.$M$1];2))" office:value-type="float" office:value="260">
            <text:p>260</text:p>
          </table:table-cell>
          <table:table-cell table:style-name="ce21" table:formula="of:=4*(POWER([.$A$12]-[.$A4];2)+POWER([.O$1]-[.$M$1];2))" office:value-type="float" office:value="272">
            <text:p>272</text:p>
          </table:table-cell>
          <table:table-cell table:style-name="ce22" table:formula="of:=4*(POWER([.$A$12]-[.$A4];2)+POWER([.P$1]-[.$M$1];2))" office:value-type="float" office:value="292">
            <text:p>292</text:p>
          </table:table-cell>
          <table:table-cell table:style-name="ce22" table:formula="of:=4*(POWER([.$A$12]-[.$A4];2)+POWER([.Q$1]-[.$M$1];2))" office:value-type="float" office:value="320">
            <text:p>320</text:p>
          </table:table-cell>
          <table:table-cell table:style-name="ce22" table:formula="of:=4*(POWER([.$A$12]-[.$A4];2)+POWER([.R$1]-[.$M$1];2))" office:value-type="float" office:value="356">
            <text:p>356</text:p>
          </table:table-cell>
          <table:table-cell table:style-name="ce21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21" table:formula="of:=4*(POWER([.$A$12]-[.$A5];2)+POWER([.$L$1]-[.E$1];2))" office:value-type="float" office:value="392">
            <text:p>392</text:p>
          </table:table-cell>
          <table:table-cell table:style-name="ce22" table:formula="of:=4*(POWER([.$A$12]-[.$A5];2)+POWER([.$L$1]-[.F$1];2))" office:value-type="float" office:value="340">
            <text:p>340</text:p>
          </table:table-cell>
          <table:table-cell table:style-name="ce22" table:formula="of:=4*(POWER([.$A$12]-[.$A5];2)+POWER([.$L$1]-[.G$1];2))" office:value-type="float" office:value="296">
            <text:p>296</text:p>
          </table:table-cell>
          <table:table-cell table:style-name="ce21" table:formula="of:=4*(POWER([.$A$12]-[.$A5];2)+POWER([.$L$1]-[.H$1];2))" office:value-type="float" office:value="260">
            <text:p>260</text:p>
          </table:table-cell>
          <table:table-cell table:style-name="ce21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21" table:formula="of:=4*(POWER([.$A$12]-[.$A5];2)+POWER([.P$1]-[.$M$1];2))" office:value-type="float" office:value="232">
            <text:p>232</text:p>
          </table:table-cell>
          <table:table-cell table:style-name="ce21" table:formula="of:=4*(POWER([.$A$12]-[.$A5];2)+POWER([.Q$1]-[.$M$1];2))" office:value-type="float" office:value="260">
            <text:p>260</text:p>
          </table:table-cell>
          <table:table-cell table:style-name="ce22" table:formula="of:=4*(POWER([.$A$12]-[.$A5];2)+POWER([.R$1]-[.$M$1];2))" office:value-type="float" office:value="296">
            <text:p>296</text:p>
          </table:table-cell>
          <table:table-cell table:style-name="ce22" table:formula="of:=4*(POWER([.$A$12]-[.$A5];2)+POWER([.S$1]-[.$M$1];2))" office:value-type="float" office:value="340">
            <text:p>340</text:p>
          </table:table-cell>
          <table:table-cell table:style-name="ce21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21" table:formula="of:=4*(POWER([.$A$12]-[.$A6];2)+POWER([.$L$1]-[.D$1];2))" office:value-type="float" office:value="400">
            <text:p>400</text:p>
          </table:table-cell>
          <table:table-cell table:style-name="ce22" table:formula="of:=4*(POWER([.$A$12]-[.$A6];2)+POWER([.$L$1]-[.E$1];2))" office:value-type="float" office:value="340">
            <text:p>340</text:p>
          </table:table-cell>
          <table:table-cell table:style-name="ce21" table:formula="of:=4*(POWER([.$A$12]-[.$A6];2)+POWER([.$L$1]-[.F$1];2))" office:value-type="float" office:value="288">
            <text:p>288</text:p>
          </table:table-cell>
          <table:table-cell table:style-name="ce21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21" table:formula="of:=4*(POWER([.$A$12]-[.$A6];2)+POWER([.R$1]-[.$M$1];2))" office:value-type="float" office:value="244">
            <text:p>244</text:p>
          </table:table-cell>
          <table:table-cell table:style-name="ce21" table:formula="of:=4*(POWER([.$A$12]-[.$A6];2)+POWER([.S$1]-[.$M$1];2))" office:value-type="float" office:value="288">
            <text:p>288</text:p>
          </table:table-cell>
          <table:table-cell table:style-name="ce22" table:formula="of:=4*(POWER([.$A$12]-[.$A6];2)+POWER([.T$1]-[.$M$1];2))" office:value-type="float" office:value="340">
            <text:p>340</text:p>
          </table:table-cell>
          <table:table-cell table:style-name="ce21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31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21" table:formula="of:=4*(POWER([.$A$12]-[.$A7];2)+POWER([.$L$1]-[.C$1];2))" office:value-type="float" office:value="424">
            <text:p>424</text:p>
          </table:table-cell>
          <table:table-cell table:style-name="ce22" table:formula="of:=4*(POWER([.$A$12]-[.$A7];2)+POWER([.$L$1]-[.D$1];2))" office:value-type="float" office:value="356">
            <text:p>356</text:p>
          </table:table-cell>
          <table:table-cell table:style-name="ce22" table:formula="of:=4*(POWER([.$A$12]-[.$A7];2)+POWER([.$L$1]-[.E$1];2))" office:value-type="float" office:value="296">
            <text:p>296</text:p>
          </table:table-cell>
          <table:table-cell table:style-name="ce21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21" table:formula="of:=4*(POWER([.$A$12]-[.$A7];2)+POWER([.S$1]-[.$M$1];2))" office:value-type="float" office:value="244">
            <text:p>244</text:p>
          </table:table-cell>
          <table:table-cell table:style-name="ce22" table:formula="of:=4*(POWER([.$A$12]-[.$A7];2)+POWER([.T$1]-[.$M$1];2))" office:value-type="float" office:value="296">
            <text:p>296</text:p>
          </table:table-cell>
          <table:table-cell table:style-name="ce22" table:formula="of:=4*(POWER([.$A$12]-[.$A7];2)+POWER([.U$1]-[.$M$1];2))" office:value-type="float" office:value="356">
            <text:p>356</text:p>
          </table:table-cell>
          <table:table-cell table:style-name="ce21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2)/2)" office:value-type="float" office:value="0">
            <text:p>0</text:p>
          </table:table-cell>
          <table:table-cell table:style-name="ce24" table:formula="of:=2*[.Z7]+2" office:value-type="float" office:value="2">
            <text:p>2</text:p>
          </table:table-cell>
          <table:table-cell table:style-name="ce24" table:formula="of:=ROUND(SQRT(4*[.AH7]/PI()))" office:value-type="float" office:value="2">
            <text:p>2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4" table:formula="of:=CEILING(ABS([.AH7]-[.AI7])/[.AH7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31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21" table:formula="of:=4*(POWER([.$A$12]-[.$A8];2)+POWER([.$L$1]-[.C$1];2))" office:value-type="float" office:value="388">
            <text:p>388</text:p>
          </table:table-cell>
          <table:table-cell table:style-name="ce22" table:formula="of:=4*(POWER([.$A$12]-[.$A8];2)+POWER([.$L$1]-[.D$1];2))" office:value-type="float" office:value="320">
            <text:p>320</text:p>
          </table:table-cell>
          <table:table-cell table:style-name="ce21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21" table:formula="of:=4*(POWER([.$A$12]-[.$A8];2)+POWER([.T$1]-[.$M$1];2))" office:value-type="float" office:value="260">
            <text:p>260</text:p>
          </table:table-cell>
          <table:table-cell table:style-name="ce22" table:formula="of:=4*(POWER([.$A$12]-[.$A8];2)+POWER([.U$1]-[.$M$1];2))" office:value-type="float" office:value="320">
            <text:p>320</text:p>
          </table:table-cell>
          <table:table-cell table:style-name="ce21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2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 table:formula="of:=ROUND(SQRT(4*[.AH8]/PI()))" office:value-type="float" office:value="5">
            <text:p>5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20">
            <text:p>20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table:formula="of:=[.AF8]+[.AH7]" office:value-type="float" office:value="16">
            <text:p>16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19">
            <text:p>19</text:p>
          </table:table-cell>
          <table:table-cell table:number-columns-repeated="988"/>
        </table:table-row>
        <table:table-row table:style-name="ro4">
          <table:table-cell table:style-name="ce31" office:value-type="float" office:value="9">
            <text:p>9</text:p>
          </table:table-cell>
          <table:table-cell table:style-name="ce21" table:formula="of:=4*(POWER([.$A$12]-[.$A9];2)+POWER([.$L$1]-[.B$1];2))" office:value-type="float" office:value="436">
            <text:p>436</text:p>
          </table:table-cell>
          <table:table-cell table:style-name="ce22" table:formula="of:=4*(POWER([.$A$12]-[.$A9];2)+POWER([.$L$1]-[.C$1];2))" office:value-type="float" office:value="360">
            <text:p>360</text:p>
          </table:table-cell>
          <table:table-cell table:style-name="ce22" table:formula="of:=4*(POWER([.$A$12]-[.$A9];2)+POWER([.$L$1]-[.D$1];2))" office:value-type="float" office:value="292">
            <text:p>292</text:p>
          </table:table-cell>
          <table:table-cell table:style-name="ce21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21" table:formula="of:=4*(POWER([.$A$12]-[.$A9];2)+POWER([.T$1]-[.$M$1];2))" office:value-type="float" office:value="232">
            <text:p>232</text:p>
          </table:table-cell>
          <table:table-cell table:style-name="ce22" table:formula="of:=4*(POWER([.$A$12]-[.$A9];2)+POWER([.U$1]-[.$M$1];2))" office:value-type="float" office:value="292">
            <text:p>292</text:p>
          </table:table-cell>
          <table:table-cell table:style-name="ce22" table:formula="of:=4*(POWER([.$A$12]-[.$A9];2)+POWER([.V$1]-[.$M$1];2))" office:value-type="float" office:value="360">
            <text:p>360</text:p>
          </table:table-cell>
          <table:table-cell table:style-name="ce21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2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 table:formula="of:=ROUND(SQRT(4*[.AH9]/PI()))" office:value-type="float" office:value="6">
            <text:p>6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41">
            <text:p>41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32">
            <text:p>32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13">
            <text:p>13</text:p>
          </table:table-cell>
          <table:table-cell table:number-columns-repeated="988"/>
        </table:table-row>
        <table:table-row table:style-name="ro4">
          <table:table-cell table:style-name="ce31" office:value-type="float" office:value="10">
            <text:p>10</text:p>
          </table:table-cell>
          <table:table-cell table:style-name="ce21" table:formula="of:=4*(POWER([.$A$12]-[.$A10];2)+POWER([.$L$1]-[.B$1];2))" office:value-type="float" office:value="416">
            <text:p>416</text:p>
          </table:table-cell>
          <table:table-cell table:style-name="ce22" table:formula="of:=4*(POWER([.$A$12]-[.$A10];2)+POWER([.$L$1]-[.C$1];2))" office:value-type="float" office:value="340">
            <text:p>340</text:p>
          </table:table-cell>
          <table:table-cell table:style-name="ce21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21" table:formula="of:=4*(POWER([.$A$12]-[.$A10];2)+POWER([.U$1]-[.$M$1];2))" office:value-type="float" office:value="272">
            <text:p>272</text:p>
          </table:table-cell>
          <table:table-cell table:style-name="ce22" table:formula="of:=4*(POWER([.$A$12]-[.$A10];2)+POWER([.V$1]-[.$M$1];2))" office:value-type="float" office:value="340">
            <text:p>340</text:p>
          </table:table-cell>
          <table:table-cell table:style-name="ce21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2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 table:formula="of:=ROUND(SQRT(4*[.AH10]/PI()))" office:value-type="float" office:value="8">
            <text:p>8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66">
            <text:p>66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52">
            <text:p>52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1">
            <text:p>11</text:p>
          </table:table-cell>
          <table:table-cell table:style-name="ce21" table:formula="of:=4*(POWER([.$A$12]-[.$A11];2)+POWER([.$L$1]-[.B$1];2))" office:value-type="float" office:value="404">
            <text:p>404</text:p>
          </table:table-cell>
          <table:table-cell table:style-name="ce22" table:formula="of:=4*(POWER([.$A$12]-[.$A11];2)+POWER([.$L$1]-[.C$1];2))" office:value-type="float" office:value="328">
            <text:p>328</text:p>
          </table:table-cell>
          <table:table-cell table:style-name="ce21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21" table:formula="of:=4*(POWER([.$A$12]-[.$A11];2)+POWER([.U$1]-[.$M$1];2))" office:value-type="float" office:value="260">
            <text:p>260</text:p>
          </table:table-cell>
          <table:table-cell table:style-name="ce22" table:formula="of:=4*(POWER([.$A$12]-[.$A11];2)+POWER([.V$1]-[.$M$1];2))" office:value-type="float" office:value="328">
            <text:p>328</text:p>
          </table:table-cell>
          <table:table-cell table:style-name="ce21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2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 table:formula="of:=ROUND(SQRT(4*[.AH11]/PI()))" office:value-type="float" office:value="11">
            <text:p>11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112">
            <text:p>112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88">
            <text:p>88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11">
            <text:p>11</text:p>
          </table:table-cell>
          <table:table-cell table:number-columns-repeated="988"/>
        </table:table-row>
        <table:table-row table:style-name="ro4">
          <table:table-cell table:style-name="ce31" office:value-type="float" office:value="12">
            <text:p>12</text:p>
          </table:table-cell>
          <table:table-cell table:style-name="ce21" table:formula="of:=4*(POWER([.$A$12]-[.$A12];2)+POWER([.$L$1]-[.B$1];2))" office:value-type="float" office:value="400">
            <text:p>400</text:p>
          </table:table-cell>
          <table:table-cell table:style-name="ce22" table:formula="of:=4*(POWER([.$A$12]-[.$A12];2)+POWER([.$L$1]-[.C$1];2))" office:value-type="float" office:value="324">
            <text:p>324</text:p>
          </table:table-cell>
          <table:table-cell table:style-name="ce21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21" table:formula="of:=4*(POWER([.$A$12]-[.$A12];2)+POWER([.U$1]-[.$M$1];2))" office:value-type="float" office:value="256">
            <text:p>256</text:p>
          </table:table-cell>
          <table:table-cell table:style-name="ce22" table:formula="of:=4*(POWER([.$A$12]-[.$A12];2)+POWER([.V$1]-[.$M$1];2))" office:value-type="float" office:value="324">
            <text:p>324</text:p>
          </table:table-cell>
          <table:table-cell table:style-name="ce21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2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 table:formula="of:=ROUND(SQRT(4*[.AH12]/PI()))" office:value-type="float" office:value="12">
            <text:p>12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53">
            <text:p>153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20">
            <text:p>120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6">
            <text:p>6</text:p>
          </table:table-cell>
          <table:table-cell table:number-columns-repeated="988"/>
        </table:table-row>
        <table:table-row table:style-name="ro4">
          <table:table-cell table:style-name="ce31" office:value-type="float" office:value="13">
            <text:p>13</text:p>
          </table:table-cell>
          <table:table-cell table:style-name="ce21" table:formula="of:=4*(POWER([.$A13]-[.$A$13];2)+POWER([.$L$1]-[.B$1];2))" office:value-type="float" office:value="400">
            <text:p>400</text:p>
          </table:table-cell>
          <table:table-cell table:style-name="ce22" table:formula="of:=4*(POWER([.$A13]-[.$A$13];2)+POWER([.$L$1]-[.C$1];2))" office:value-type="float" office:value="324">
            <text:p>324</text:p>
          </table:table-cell>
          <table:table-cell table:style-name="ce21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21" table:formula="of:=4*(POWER([.$A13]-[.$A$13];2)+POWER([.U$1]-[.$M$1];2))" office:value-type="float" office:value="256">
            <text:p>256</text:p>
          </table:table-cell>
          <table:table-cell table:style-name="ce22" table:formula="of:=4*(POWER([.$A13]-[.$A$13];2)+POWER([.V$1]-[.$M$1];2))" office:value-type="float" office:value="324">
            <text:p>324</text:p>
          </table:table-cell>
          <table:table-cell table:style-name="ce21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2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 table:formula="of:=ROUND(SQRT(4*[.AH13]/PI()))" office:value-type="float" office:value="14">
            <text:p>14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209">
            <text:p>209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64">
            <text:p>164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7">
            <text:p>7</text:p>
          </table:table-cell>
          <table:table-cell table:number-columns-repeated="988"/>
        </table:table-row>
        <table:table-row table:style-name="ro4">
          <table:table-cell table:style-name="ce31" office:value-type="float" office:value="14">
            <text:p>14</text:p>
          </table:table-cell>
          <table:table-cell table:style-name="ce21" table:formula="of:=4*(POWER([.$A14]-[.$A$13];2)+POWER([.$L$1]-[.B$1];2))" office:value-type="float" office:value="404">
            <text:p>404</text:p>
          </table:table-cell>
          <table:table-cell table:style-name="ce22" table:formula="of:=4*(POWER([.$A14]-[.$A$13];2)+POWER([.$L$1]-[.C$1];2))" office:value-type="float" office:value="328">
            <text:p>328</text:p>
          </table:table-cell>
          <table:table-cell table:style-name="ce21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21" table:formula="of:=4*(POWER([.$A14]-[.$A$13];2)+POWER([.U$1]-[.$M$1];2))" office:value-type="float" office:value="260">
            <text:p>260</text:p>
          </table:table-cell>
          <table:table-cell table:style-name="ce22" table:formula="of:=4*(POWER([.$A14]-[.$A$13];2)+POWER([.V$1]-[.$M$1];2))" office:value-type="float" office:value="328">
            <text:p>328</text:p>
          </table:table-cell>
          <table:table-cell table:style-name="ce21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2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 table:formula="of:=ROUND(SQRT(4*[.AH14]/PI()))" office:value-type="float" office:value="16">
            <text:p>16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65">
            <text:p>265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208">
            <text:p>208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31" office:value-type="float" office:value="15">
            <text:p>15</text:p>
          </table:table-cell>
          <table:table-cell table:style-name="ce21" table:formula="of:=4*(POWER([.$A15]-[.$A$13];2)+POWER([.$L$1]-[.B$1];2))" office:value-type="float" office:value="416">
            <text:p>416</text:p>
          </table:table-cell>
          <table:table-cell table:style-name="ce22" table:formula="of:=4*(POWER([.$A15]-[.$A$13];2)+POWER([.$L$1]-[.C$1];2))" office:value-type="float" office:value="340">
            <text:p>340</text:p>
          </table:table-cell>
          <table:table-cell table:style-name="ce21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21" table:formula="of:=4*(POWER([.$A15]-[.$A$13];2)+POWER([.U$1]-[.$M$1];2))" office:value-type="float" office:value="272">
            <text:p>272</text:p>
          </table:table-cell>
          <table:table-cell table:style-name="ce22" table:formula="of:=4*(POWER([.$A15]-[.$A$13];2)+POWER([.V$1]-[.$M$1];2))" office:value-type="float" office:value="340">
            <text:p>340</text:p>
          </table:table-cell>
          <table:table-cell table:style-name="ce21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2)/2)" office:value-type="float" office:value="8">
            <text:p>8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 table:formula="of:=ROUND(SQRT(4*[.AH15]/PI()))" office:value-type="float" office:value="18">
            <text:p>18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331">
            <text:p>331</text:p>
          </table:table-cell>
          <table:table-cell table:style-name="ce24" table:formula="of:=4*13" office:value-type="float" office:value="52">
            <text:p>52</text:p>
          </table:table-cell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260">
            <text:p>260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31" office:value-type="float" office:value="16">
            <text:p>16</text:p>
          </table:table-cell>
          <table:table-cell table:style-name="ce21" table:formula="of:=4*(POWER([.$A16]-[.$A$13];2)+POWER([.$L$1]-[.B$1];2))" office:value-type="float" office:value="436">
            <text:p>436</text:p>
          </table:table-cell>
          <table:table-cell table:style-name="ce22" table:formula="of:=4*(POWER([.$A16]-[.$A$13];2)+POWER([.$L$1]-[.C$1];2))" office:value-type="float" office:value="360">
            <text:p>360</text:p>
          </table:table-cell>
          <table:table-cell table:style-name="ce22" table:formula="of:=4*(POWER([.$A16]-[.$A$13];2)+POWER([.$L$1]-[.D$1];2))" office:value-type="float" office:value="292">
            <text:p>292</text:p>
          </table:table-cell>
          <table:table-cell table:style-name="ce21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21" table:formula="of:=4*(POWER([.$A16]-[.$A$13];2)+POWER([.T$1]-[.$M$1];2))" office:value-type="float" office:value="232">
            <text:p>232</text:p>
          </table:table-cell>
          <table:table-cell table:style-name="ce22" table:formula="of:=4*(POWER([.$A16]-[.$A$13];2)+POWER([.U$1]-[.$M$1];2))" office:value-type="float" office:value="292">
            <text:p>292</text:p>
          </table:table-cell>
          <table:table-cell table:style-name="ce22" table:formula="of:=4*(POWER([.$A16]-[.$A$13];2)+POWER([.V$1]-[.$M$1];2))" office:value-type="float" office:value="360">
            <text:p>360</text:p>
          </table:table-cell>
          <table:table-cell table:style-name="ce21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2)/2)" office:value-type="float" office:value="9">
            <text:p>9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 table:formula="of:=ROUND(SQRT(4*[.AH16]/PI()))" office:value-type="float" office:value="20">
            <text:p>20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407">
            <text:p>407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320">
            <text:p>320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31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21" table:formula="of:=4*(POWER([.$A17]-[.$A$13];2)+POWER([.$L$1]-[.C$1];2))" office:value-type="float" office:value="388">
            <text:p>388</text:p>
          </table:table-cell>
          <table:table-cell table:style-name="ce22" table:formula="of:=4*(POWER([.$A17]-[.$A$13];2)+POWER([.$L$1]-[.D$1];2))" office:value-type="float" office:value="320">
            <text:p>320</text:p>
          </table:table-cell>
          <table:table-cell table:style-name="ce21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21" table:formula="of:=4*(POWER([.$A17]-[.$A$13];2)+POWER([.T$1]-[.$M$1];2))" office:value-type="float" office:value="260">
            <text:p>260</text:p>
          </table:table-cell>
          <table:table-cell table:style-name="ce22" table:formula="of:=4*(POWER([.$A17]-[.$A$13];2)+POWER([.U$1]-[.$M$1];2))" office:value-type="float" office:value="320">
            <text:p>320</text:p>
          </table:table-cell>
          <table:table-cell table:style-name="ce21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2)/2)" office:value-type="float" office:value="10">
            <text:p>10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 table:formula="of:=ROUND(SQRT(4*[.AH17]/PI()))" office:value-type="float" office:value="22">
            <text:p>22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84">
            <text:p>484</text:p>
          </table:table-cell>
          <table:table-cell table:style-name="ce24" table:formula="of:=4*15" office:value-type="float" office:value="60">
            <text:p>60</text:p>
          </table:table-cell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380">
            <text:p>380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31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21" table:formula="of:=4*(POWER([.$A18]-[.$A$13];2)+POWER([.$L$1]-[.C$1];2))" office:value-type="float" office:value="424">
            <text:p>424</text:p>
          </table:table-cell>
          <table:table-cell table:style-name="ce22" table:formula="of:=4*(POWER([.$A18]-[.$A$13];2)+POWER([.$L$1]-[.D$1];2))" office:value-type="float" office:value="356">
            <text:p>356</text:p>
          </table:table-cell>
          <table:table-cell table:style-name="ce22" table:formula="of:=4*(POWER([.$A18]-[.$A$13];2)+POWER([.$L$1]-[.E$1];2))" office:value-type="float" office:value="296">
            <text:p>296</text:p>
          </table:table-cell>
          <table:table-cell table:style-name="ce21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21" table:formula="of:=4*(POWER([.$A18]-[.$A$13];2)+POWER([.S$1]-[.$M$1];2))" office:value-type="float" office:value="244">
            <text:p>244</text:p>
          </table:table-cell>
          <table:table-cell table:style-name="ce22" table:formula="of:=4*(POWER([.$A18]-[.$A$13];2)+POWER([.T$1]-[.$M$1];2))" office:value-type="float" office:value="296">
            <text:p>296</text:p>
          </table:table-cell>
          <table:table-cell table:style-name="ce22" table:formula="of:=4*(POWER([.$A18]-[.$A$13];2)+POWER([.U$1]-[.$M$1];2))" office:value-type="float" office:value="356">
            <text:p>356</text:p>
          </table:table-cell>
          <table:table-cell table:style-name="ce21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2)/2</text:p>
          </table:table-cell>
          <table:table-cell table:style-name="ce23" office:value-type="string">
            <text:p>2r+2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9">
            <text:p>9</text:p>
          </table:table-cell>
          <table:table-cell table:number-columns-repeated="988"/>
        </table:table-row>
        <table:table-row table:style-name="ro4">
          <table:table-cell table:style-name="ce31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21" table:formula="of:=4*(POWER([.$A19]-[.$A$13];2)+POWER([.$L$1]-[.D$1];2))" office:value-type="float" office:value="400">
            <text:p>400</text:p>
          </table:table-cell>
          <table:table-cell table:style-name="ce22" table:formula="of:=4*(POWER([.$A19]-[.$A$13];2)+POWER([.$L$1]-[.E$1];2))" office:value-type="float" office:value="340">
            <text:p>340</text:p>
          </table:table-cell>
          <table:table-cell table:style-name="ce21" table:formula="of:=4*(POWER([.$A19]-[.$A$13];2)+POWER([.$L$1]-[.F$1];2))" office:value-type="float" office:value="288">
            <text:p>288</text:p>
          </table:table-cell>
          <table:table-cell table:style-name="ce21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21" table:formula="of:=4*(POWER([.$A19]-[.$A$13];2)+POWER([.R$1]-[.$M$1];2))" office:value-type="float" office:value="244">
            <text:p>244</text:p>
          </table:table-cell>
          <table:table-cell table:style-name="ce21" table:formula="of:=4*(POWER([.$A19]-[.$A$13];2)+POWER([.S$1]-[.$M$1];2))" office:value-type="float" office:value="288">
            <text:p>288</text:p>
          </table:table-cell>
          <table:table-cell table:style-name="ce22" table:formula="of:=4*(POWER([.$A19]-[.$A$13];2)+POWER([.T$1]-[.$M$1];2))" office:value-type="float" office:value="340">
            <text:p>340</text:p>
          </table:table-cell>
          <table:table-cell table:style-name="ce21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4"/>
          <table:table-cell office:value-type="string">
            <text:p><text:s/>MOD 2</text:p>
          </table:table-cell>
          <table:table-cell table:number-columns-repeated="995"/>
        </table:table-row>
        <table:table-row table:style-name="ro4">
          <table:table-cell table:style-name="ce31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21" table:formula="of:=4*(POWER([.$A20]-[.$A$13];2)+POWER([.$L$1]-[.E$1];2))" office:value-type="float" office:value="392">
            <text:p>392</text:p>
          </table:table-cell>
          <table:table-cell table:style-name="ce22" table:formula="of:=4*(POWER([.$A20]-[.$A$13];2)+POWER([.$L$1]-[.F$1];2))" office:value-type="float" office:value="340">
            <text:p>340</text:p>
          </table:table-cell>
          <table:table-cell table:style-name="ce22" table:formula="of:=4*(POWER([.$A20]-[.$A$13];2)+POWER([.$L$1]-[.G$1];2))" office:value-type="float" office:value="296">
            <text:p>296</text:p>
          </table:table-cell>
          <table:table-cell table:style-name="ce21" table:formula="of:=4*(POWER([.$A20]-[.$A$13];2)+POWER([.$L$1]-[.H$1];2))" office:value-type="float" office:value="260">
            <text:p>260</text:p>
          </table:table-cell>
          <table:table-cell table:style-name="ce21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21" table:formula="of:=4*(POWER([.$A20]-[.$A$13];2)+POWER([.P$1]-[.$M$1];2))" office:value-type="float" office:value="232">
            <text:p>232</text:p>
          </table:table-cell>
          <table:table-cell table:style-name="ce21" table:formula="of:=4*(POWER([.$A20]-[.$A$13];2)+POWER([.Q$1]-[.$M$1];2))" office:value-type="float" office:value="260">
            <text:p>260</text:p>
          </table:table-cell>
          <table:table-cell table:style-name="ce22" table:formula="of:=4*(POWER([.$A20]-[.$A$13];2)+POWER([.R$1]-[.$M$1];2))" office:value-type="float" office:value="296">
            <text:p>296</text:p>
          </table:table-cell>
          <table:table-cell table:style-name="ce22" table:formula="of:=4*(POWER([.$A20]-[.$A$13];2)+POWER([.S$1]-[.$M$1];2))" office:value-type="float" office:value="340">
            <text:p>340</text:p>
          </table:table-cell>
          <table:table-cell table:style-name="ce21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21" table:formula="of:=4*(POWER([.$A21]-[.$A$13];2)+POWER([.$L$1]-[.F$1];2))" office:value-type="float" office:value="400">
            <text:p>400</text:p>
          </table:table-cell>
          <table:table-cell table:style-name="ce22" table:formula="of:=4*(POWER([.$A21]-[.$A$13];2)+POWER([.$L$1]-[.G$1];2))" office:value-type="float" office:value="356">
            <text:p>356</text:p>
          </table:table-cell>
          <table:table-cell table:style-name="ce22" table:formula="of:=4*(POWER([.$A21]-[.$A$13];2)+POWER([.$L$1]-[.H$1];2))" office:value-type="float" office:value="320">
            <text:p>320</text:p>
          </table:table-cell>
          <table:table-cell table:style-name="ce22" table:formula="of:=4*(POWER([.$A21]-[.$A$13];2)+POWER([.$L$1]-[.I$1];2))" office:value-type="float" office:value="292">
            <text:p>292</text:p>
          </table:table-cell>
          <table:table-cell table:style-name="ce21" table:formula="of:=4*(POWER([.$A21]-[.$A$13];2)+POWER([.$L$1]-[.J$1];2))" office:value-type="float" office:value="272">
            <text:p>272</text:p>
          </table:table-cell>
          <table:table-cell table:style-name="ce21" table:formula="of:=4*(POWER([.$A21]-[.$A$13];2)+POWER([.$L$1]-[.K$1];2))" office:value-type="float" office:value="260">
            <text:p>260</text:p>
          </table:table-cell>
          <table:table-cell table:style-name="ce21" table:formula="of:=4*(POWER([.$A21]-[.$A$13];2)+POWER([.$L$1]-[.L$1];2))" office:value-type="float" office:value="256">
            <text:p>256</text:p>
          </table:table-cell>
          <table:table-cell table:style-name="ce21" table:formula="of:=4*(POWER([.$A21]-[.$A$13];2)+POWER([.M$1]-[.$M$1];2))" office:value-type="float" office:value="256">
            <text:p>256</text:p>
          </table:table-cell>
          <table:table-cell table:style-name="ce21" table:formula="of:=4*(POWER([.$A21]-[.$A$13];2)+POWER([.N$1]-[.$M$1];2))" office:value-type="float" office:value="260">
            <text:p>260</text:p>
          </table:table-cell>
          <table:table-cell table:style-name="ce21" table:formula="of:=4*(POWER([.$A21]-[.$A$13];2)+POWER([.O$1]-[.$M$1];2))" office:value-type="float" office:value="272">
            <text:p>272</text:p>
          </table:table-cell>
          <table:table-cell table:style-name="ce22" table:formula="of:=4*(POWER([.$A21]-[.$A$13];2)+POWER([.P$1]-[.$M$1];2))" office:value-type="float" office:value="292">
            <text:p>292</text:p>
          </table:table-cell>
          <table:table-cell table:style-name="ce22" table:formula="of:=4*(POWER([.$A21]-[.$A$13];2)+POWER([.Q$1]-[.$M$1];2))" office:value-type="float" office:value="320">
            <text:p>320</text:p>
          </table:table-cell>
          <table:table-cell table:style-name="ce22" table:formula="of:=4*(POWER([.$A21]-[.$A$13];2)+POWER([.R$1]-[.$M$1];2))" office:value-type="float" office:value="356">
            <text:p>356</text:p>
          </table:table-cell>
          <table:table-cell table:style-name="ce21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21" table:formula="of:=4*(POWER([.$A22]-[.$A$13];2)+POWER([.$L$1]-[.G$1];2))" office:value-type="float" office:value="424">
            <text:p>424</text:p>
          </table:table-cell>
          <table:table-cell table:style-name="ce21" table:formula="of:=4*(POWER([.$A22]-[.$A$13];2)+POWER([.$L$1]-[.H$1];2))" office:value-type="float" office:value="388">
            <text:p>388</text:p>
          </table:table-cell>
          <table:table-cell table:style-name="ce22" table:formula="of:=4*(POWER([.$A22]-[.$A$13];2)+POWER([.$L$1]-[.I$1];2))" office:value-type="float" office:value="360">
            <text:p>360</text:p>
          </table:table-cell>
          <table:table-cell table:style-name="ce22" table:formula="of:=4*(POWER([.$A22]-[.$A$13];2)+POWER([.$L$1]-[.J$1];2))" office:value-type="float" office:value="340">
            <text:p>340</text:p>
          </table:table-cell>
          <table:table-cell table:style-name="ce22" table:formula="of:=4*(POWER([.$A22]-[.$A$13];2)+POWER([.$L$1]-[.K$1];2))" office:value-type="float" office:value="328">
            <text:p>328</text:p>
          </table:table-cell>
          <table:table-cell table:style-name="ce22" table:formula="of:=4*(POWER([.$A22]-[.$A$13];2)+POWER([.$L$1]-[.L$1];2))" office:value-type="float" office:value="324">
            <text:p>324</text:p>
          </table:table-cell>
          <table:table-cell table:style-name="ce22" table:formula="of:=4*(POWER([.$A22]-[.$A$13];2)+POWER([.M$1]-[.$M$1];2))" office:value-type="float" office:value="324">
            <text:p>324</text:p>
          </table:table-cell>
          <table:table-cell table:style-name="ce22" table:formula="of:=4*(POWER([.$A22]-[.$A$13];2)+POWER([.N$1]-[.$M$1];2))" office:value-type="float" office:value="328">
            <text:p>328</text:p>
          </table:table-cell>
          <table:table-cell table:style-name="ce22" table:formula="of:=4*(POWER([.$A22]-[.$A$13];2)+POWER([.O$1]-[.$M$1];2))" office:value-type="float" office:value="340">
            <text:p>340</text:p>
          </table:table-cell>
          <table:table-cell table:style-name="ce22" table:formula="of:=4*(POWER([.$A22]-[.$A$13];2)+POWER([.P$1]-[.$M$1];2))" office:value-type="float" office:value="360">
            <text:p>360</text:p>
          </table:table-cell>
          <table:table-cell table:style-name="ce21" table:formula="of:=4*(POWER([.$A22]-[.$A$13];2)+POWER([.Q$1]-[.$M$1];2))" office:value-type="float" office:value="388">
            <text:p>388</text:p>
          </table:table-cell>
          <table:table-cell table:style-name="ce21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21" table:formula="of:=4*(POWER([.$A23]-[.$A$13];2)+POWER([.$L$1]-[.I$1];2))" office:value-type="float" office:value="436">
            <text:p>436</text:p>
          </table:table-cell>
          <table:table-cell table:style-name="ce21" table:formula="of:=4*(POWER([.$A23]-[.$A$13];2)+POWER([.$L$1]-[.J$1];2))" office:value-type="float" office:value="416">
            <text:p>416</text:p>
          </table:table-cell>
          <table:table-cell table:style-name="ce21" table:formula="of:=4*(POWER([.$A23]-[.$A$13];2)+POWER([.$L$1]-[.K$1];2))" office:value-type="float" office:value="404">
            <text:p>404</text:p>
          </table:table-cell>
          <table:table-cell table:style-name="ce21" table:formula="of:=4*(POWER([.$A23]-[.$A$13];2)+POWER([.$L$1]-[.L$1];2))" office:value-type="float" office:value="400">
            <text:p>400</text:p>
          </table:table-cell>
          <table:table-cell table:style-name="ce21" table:formula="of:=4*(POWER([.$A23]-[.$A$13];2)+POWER([.M$1]-[.$M$1];2))" office:value-type="float" office:value="400">
            <text:p>400</text:p>
          </table:table-cell>
          <table:table-cell table:style-name="ce21" table:formula="of:=4*(POWER([.$A23]-[.$A$13];2)+POWER([.N$1]-[.$M$1];2))" office:value-type="float" office:value="404">
            <text:p>404</text:p>
          </table:table-cell>
          <table:table-cell table:style-name="ce21" table:formula="of:=4*(POWER([.$A23]-[.$A$13];2)+POWER([.O$1]-[.$M$1];2))" office:value-type="float" office:value="416">
            <text:p>416</text:p>
          </table:table-cell>
          <table:table-cell table:style-name="ce21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31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Drawing Algorithm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0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style-name="ce40"/>
          <table:table-cell table:style-name="ce43" office:value-type="string">
            <text:p>Algorithm to select even/odd drawing method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4*10*10" office:value-type="float" office:value="400">
            <text:p>400</text:p>
          </table:table-cell>
          <table:table-cell table:style-name="ce34" table:formula="of:=[.$L2]+[.M$12]" office:value-type="float" office:value="404">
            <text:p>404</text:p>
          </table:table-cell>
          <table:table-cell table:style-name="ce33" table:formula="of:=[.$L2]+[.N$12]" office:value-type="float" office:value="416">
            <text:p>416</text:p>
          </table:table-cell>
          <table:table-cell table:style-name="ce32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4*9*9" office:value-type="float" office:value="324">
            <text:p>324</text:p>
          </table:table-cell>
          <table:table-cell table:style-name="ce33" table:formula="of:=[.$L3]+[.M$12]" office:value-type="float" office:value="328">
            <text:p>328</text:p>
          </table:table-cell>
          <table:table-cell table:style-name="ce36" table:formula="of:=[.$L3]+[.N$12]" office:value-type="float" office:value="340">
            <text:p>340</text:p>
          </table:table-cell>
          <table:table-cell table:style-name="ce38" table:formula="of:=[.$L3]+[.O$12]" office:value-type="float" office:value="360">
            <text:p>360</text:p>
          </table:table-cell>
          <table:table-cell table:style-name="ce37" table:formula="of:=[.$L3]+[.P$12]" office:value-type="float" office:value="388">
            <text:p>388</text:p>
          </table:table-cell>
          <table:table-cell table:style-name="ce36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the expected diameter of the circle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4*8*8" office:value-type="float" office:value="256">
            <text:p>256</text:p>
          </table:table-cell>
          <table:table-cell table:style-name="ce36" table:formula="of:=[.$L4]+[.M$12]" office:value-type="float" office:value="260">
            <text:p>260</text:p>
          </table:table-cell>
          <table:table-cell table:style-name="ce32" table:formula="of:=[.$L4]+[.N$12]" office:value-type="float" office:value="272">
            <text:p>272</text:p>
          </table:table-cell>
          <table:table-cell table:style-name="ce37" table:formula="of:=[.$L4]+[.O$12]" office:value-type="float" office:value="292">
            <text:p>292</text:p>
          </table:table-cell>
          <table:table-cell table:style-name="ce35" table:formula="of:=[.$L4]+[.P$12]" office:value-type="float" office:value="320">
            <text:p>320</text:p>
          </table:table-cell>
          <table:table-cell table:style-name="ce32" table:formula="of:=[.$L4]+[.Q$12]" office:value-type="float" office:value="356">
            <text:p>356</text:p>
          </table:table-cell>
          <table:table-cell table:style-name="ce35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 table:style-name="ce40"/>
          <table:table-cell table:style-name="ce40" office:value-type="string">
            <text:p>from the number of tiles to draw as:</text:p>
          </table:table-cell>
          <table:table-cell table:style-name="ce40" table:number-columns-repeated="6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4*7*7" office:value-type="float" office:value="196">
            <text:p>196</text:p>
          </table:table-cell>
          <table:table-cell table:style-name="ce38" table:formula="of:=[.$L5]+[.M$12]" office:value-type="float" office:value="200">
            <text:p>200</text:p>
          </table:table-cell>
          <table:table-cell table:style-name="ce39" table:formula="of:=[.$L5]+[.N$12]" office:value-type="float" office:value="212">
            <text:p>212</text:p>
          </table:table-cell>
          <table:table-cell table:style-name="ce35" table:formula="of:=[.$L5]+[.O$12]" office:value-type="float" office:value="232">
            <text:p>232</text:p>
          </table:table-cell>
          <table:table-cell table:style-name="ce36" table:formula="of:=[.$L5]+[.P$12]" office:value-type="float" office:value="260">
            <text:p>260</text:p>
          </table:table-cell>
          <table:table-cell table:style-name="ce39" table:formula="of:=[.$L5]+[.Q$12]" office:value-type="float" office:value="296">
            <text:p>296</text:p>
          </table:table-cell>
          <table:table-cell table:style-name="ce36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 table:style-name="Default"/>
          <table:table-cell table:style-name="ce40" office:value-type="string">
            <text:p><text:span text:style-name="T1">Sqrt(4 * tiles / π) rounded to closest integer</text:span>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4*6*6" office:value-type="float" office:value="144">
            <text:p>144</text:p>
          </table:table-cell>
          <table:table-cell table:style-name="ce35" table:formula="of:=[.$L6]+[.M$12]" office:value-type="float" office:value="148">
            <text:p>148</text:p>
          </table:table-cell>
          <table:table-cell table:style-name="ce34" table:formula="of:=[.$L6]+[.N$12]" office:value-type="float" office:value="160">
            <text:p>160</text:p>
          </table:table-cell>
          <table:table-cell table:style-name="ce36" table:formula="of:=[.$L6]+[.O$12]" office:value-type="float" office:value="180">
            <text:p>180</text:p>
          </table:table-cell>
          <table:table-cell table:style-name="ce37" table:formula="of:=[.$L6]+[.P$12]" office:value-type="float" office:value="208">
            <text:p>208</text:p>
          </table:table-cell>
          <table:table-cell table:style-name="ce34" table:formula="of:=[.$L6]+[.Q$12]" office:value-type="float" office:value="244">
            <text:p>244</text:p>
          </table:table-cell>
          <table:table-cell table:style-name="ce38" table:formula="of:=[.$L6]+[.R$12]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4*5*5" office:value-type="float" office:value="100">
            <text:p>100</text:p>
          </table:table-cell>
          <table:table-cell table:style-name="ce36" table:formula="of:=[.$L7]+[.M$12]" office:value-type="float" office:value="104">
            <text:p>104</text:p>
          </table:table-cell>
          <table:table-cell table:style-name="ce32" table:formula="of:=[.$L7]+[.N$12]" office:value-type="float" office:value="116">
            <text:p>116</text:p>
          </table:table-cell>
          <table:table-cell table:style-name="ce37" table:formula="of:=[.$L7]+[.O$12]" office:value-type="float" office:value="136">
            <text:p>136</text:p>
          </table:table-cell>
          <table:table-cell table:style-name="ce33" table:formula="of:=[.$L7]+[.P$12]" office:value-type="float" office:value="164">
            <text:p>164</text:p>
          </table:table-cell>
          <table:table-cell table:style-name="ce38" table:formula="of:=[.$L7]+[.Q$12]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If computed value is odd, draw an odd circle,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4*4*4" office:value-type="float" office:value="64">
            <text:p>64</text:p>
          </table:table-cell>
          <table:table-cell table:style-name="ce37" table:formula="of:=[.$L8]+[.M$12]" office:value-type="float" office:value="68">
            <text:p>68</text:p>
          </table:table-cell>
          <table:table-cell table:style-name="ce35" table:formula="of:=[.$L8]+[.N$12]" office:value-type="float" office:value="80">
            <text:p>80</text:p>
          </table:table-cell>
          <table:table-cell table:style-name="ce34" table:formula="of:=[.$L8]+[.O$12]" office:value-type="float" office:value="100">
            <text:p>100</text:p>
          </table:table-cell>
          <table:table-cell table:style-name="ce38" table:formula="of:=[.$L8]+[.P$12]" office:value-type="float" office:value="128">
            <text:p>12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Default"/>
          <table:table-cell table:style-name="ce40" office:value-type="string">
            <text:p>if computed value is even, draw an even circle.</text:p>
          </table:table-cell>
          <table:table-cell table:style-name="Default" table:number-columns-repeated="7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4*3*3" office:value-type="float" office:value="36">
            <text:p>36</text:p>
          </table:table-cell>
          <table:table-cell table:style-name="ce36" table:formula="of:=[.$L9]+[.M$12]" office:value-type="float" office:value="40">
            <text:p>40</text:p>
          </table:table-cell>
          <table:table-cell table:style-name="ce32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Default" table:number-columns-repeated="9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4*2*2" office:value-type="float" office:value="16">
            <text:p>16</text:p>
          </table:table-cell>
          <table:table-cell table:style-name="ce35" table:formula="of:=[.$L10]+[.M$12]" office:value-type="float" office:value="20">
            <text:p>20</text:p>
          </table:table-cell>
          <table:table-cell table:style-name="ce33" table:formula="of:=[.$L10]+[.N$12]" office:value-type="float" office:value="32">
            <text:p>32</text:p>
          </table:table-cell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number-columns-repeated="999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4*1*1" office:value-type="float" office:value="4">
            <text:p>4</text:p>
          </table:table-cell>
          <table:table-cell table:style-name="ce37" table:formula="of:=[.$L11]+[.M$12]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5" table:formula="of:=[.L2]" office:value-type="float" office:value="400">
            <text:p>400</text:p>
          </table:table-cell>
          <table:table-cell table:style-name="ce34" table:formula="of:=[.L3]" office:value-type="float" office:value="324">
            <text:p>324</text:p>
          </table:table-cell>
          <table:table-cell table:style-name="ce33" table:formula="of:=[.L4]" office:value-type="float" office:value="256">
            <text:p>256</text:p>
          </table:table-cell>
          <table:table-cell table:style-name="ce32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34" table:formula="of:=[.L7]" office:value-type="float" office:value="100">
            <text:p>100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38" table:formula="of:=[.L11]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34" table:formula="of:=[.L9]" office:value-type="float" office:value="36">
            <text:p>36</text:p>
          </table:table-cell>
          <table:table-cell table:style-name="ce38" table:formula="of:=[.L8]" office:value-type="float" office:value="64">
            <text:p>64</text:p>
          </table:table-cell>
          <table:table-cell table:style-name="ce34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32" table:formula="of:=[.L5]" office:value-type="float" office:value="196">
            <text:p>196</text:p>
          </table:table-cell>
          <table:table-cell table:style-name="ce33" table:formula="of:=[.L4]" office:value-type="float" office:value="256">
            <text:p>256</text:p>
          </table:table-cell>
          <table:table-cell table:style-name="ce34" table:formula="of:=[.L3]" office:value-type="float" office:value="324">
            <text:p>324</text:p>
          </table:table-cell>
          <table:table-cell table:style-name="ce35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6"/>
          <table:table-cell table:style-name="ce38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7"/>
          <table:table-cell table:style-name="ce38" table:formula="of:=[.L11]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6"/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2"/>
          <table:table-cell table:style-name="ce39"/>
          <table:table-cell table:style-name="ce34"/>
          <table:table-cell table:style-name="ce32"/>
          <table:table-cell table:style-name="ce35"/>
          <table:table-cell table:style-name="ce32"/>
          <table:table-cell table:style-name="ce33"/>
          <table:table-cell table:style-name="ce35"/>
          <table:table-cell table:style-name="ce39" table:formula="of:=[.L10]" office:value-type="float" office:value="16">
            <text:p>16</text:p>
          </table:table-cell>
          <table:table-cell table:style-name="ce35"/>
          <table:table-cell table:style-name="ce33"/>
          <table:table-cell table:style-name="ce32"/>
          <table:table-cell table:style-name="ce35"/>
          <table:table-cell table:style-name="ce32"/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7"/>
          <table:table-cell table:style-name="ce35"/>
          <table:table-cell table:style-name="ce36"/>
          <table:table-cell table:style-name="ce37"/>
          <table:table-cell table:style-name="ce34"/>
          <table:table-cell table:style-name="ce39"/>
          <table:table-cell table:style-name="ce32"/>
          <table:table-cell table:style-name="ce36"/>
          <table:table-cell table:style-name="ce34" table:formula="of:=[.L9]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8"/>
          <table:table-cell table:style-name="ce34"/>
          <table:table-cell table:style-name="ce35"/>
          <table:table-cell table:style-name="ce37"/>
          <table:table-cell table:style-name="ce38" table:formula="of:=[.L8]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8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4" table:formula="of:=[.L7]" office:value-type="float" office:value="100">
            <text:p>100</text:p>
          </table:table-cell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5"/>
          <table:table-cell table:style-name="ce36"/>
          <table:table-cell table:style-name="ce38"/>
          <table:table-cell table:style-name="ce34"/>
          <table:table-cell table:style-name="ce37"/>
          <table:table-cell table:style-name="ce36"/>
          <table:table-cell table:style-name="ce34"/>
          <table:table-cell table:style-name="ce35"/>
          <table:table-cell table:style-name="ce39" table:formula="of:=[.L6]" office:value-type="float" office:value="144">
            <text:p>144</text:p>
          </table:table-cell>
          <table:table-cell table:style-name="ce35"/>
          <table:table-cell table:style-name="ce34"/>
          <table:table-cell table:style-name="ce36"/>
          <table:table-cell table:style-name="ce37"/>
          <table:table-cell table:style-name="ce34"/>
          <table:table-cell table:style-name="ce38"/>
          <table:table-cell table:style-name="ce36"/>
          <table:table-cell table:style-name="ce35"/>
          <table:table-cell table:style-name="ce19" table:number-columns-repeated="3"/>
          <table:table-cell table:style-name="ce20"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9"/>
          <table:table-cell table:style-name="ce36"/>
          <table:table-cell table:style-name="ce39"/>
          <table:table-cell table:style-name="ce36"/>
          <table:table-cell table:style-name="ce35"/>
          <table:table-cell table:style-name="ce39"/>
          <table:table-cell table:style-name="ce38"/>
          <table:table-cell table:style-name="ce32" table:formula="of:=[.L5]" office:value-type="float" office:value="196">
            <text:p>196</text:p>
          </table:table-cell>
          <table:table-cell table:style-name="ce38"/>
          <table:table-cell table:style-name="ce39"/>
          <table:table-cell table:style-name="ce35"/>
          <table:table-cell table:style-name="ce36"/>
          <table:table-cell table:style-name="ce39"/>
          <table:table-cell table:style-name="ce36"/>
          <table:table-cell table:style-name="ce39"/>
          <table:table-cell table:style-name="ce19" table:number-columns-repeated="4"/>
          <table:table-cell table:style-name="ce20"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5"/>
          <table:table-cell table:style-name="ce32"/>
          <table:table-cell table:style-name="ce35"/>
          <table:table-cell table:style-name="ce37"/>
          <table:table-cell table:style-name="ce32"/>
          <table:table-cell table:style-name="ce36"/>
          <table:table-cell table:style-name="ce33" table:formula="of:=[.L4]" office:value-type="float" office:value="256">
            <text:p>256</text:p>
          </table:table-cell>
          <table:table-cell table:style-name="ce36"/>
          <table:table-cell table:style-name="ce32"/>
          <table:table-cell table:style-name="ce37"/>
          <table:table-cell table:style-name="ce35"/>
          <table:table-cell table:style-name="ce32"/>
          <table:table-cell table:style-name="ce35"/>
          <table:table-cell table:style-name="ce19" table:number-columns-repeated="5"/>
          <table:table-cell table:style-name="ce20"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6"/>
          <table:table-cell table:style-name="ce37"/>
          <table:table-cell table:style-name="ce38"/>
          <table:table-cell table:style-name="ce36"/>
          <table:table-cell table:style-name="ce33"/>
          <table:table-cell table:style-name="ce34" table:formula="of:=[.L3]" office:value-type="float" office:value="324">
            <text:p>324</text:p>
          </table:table-cell>
          <table:table-cell table:style-name="ce33"/>
          <table:table-cell table:style-name="ce36"/>
          <table:table-cell table:style-name="ce38"/>
          <table:table-cell table:style-name="ce37"/>
          <table:table-cell table:style-name="ce36"/>
          <table:table-cell table:style-name="ce19" table:number-columns-repeated="6"/>
          <table:table-cell table:style-name="ce20"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2"/>
          <table:table-cell table:style-name="ce33"/>
          <table:table-cell table:style-name="ce34"/>
          <table:table-cell table:style-name="ce35" table:formula="of:=[.L2]" office:value-type="float" office:value="400">
            <text:p>400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8"/>
          <table:table-cell table:style-name="ce20"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4"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number-columns-repeated="24"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office:value-type="float" office:value="404">
            <text:p>404</text:p>
          </table:table-cell>
          <table:table-cell table:style-name="ce19" office:value-type="float" office:value="416">
            <text:p>416</text:p>
          </table:table-cell>
          <table:table-cell table:style-name="ce1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2" office:value-type="float" office:value="360">
            <text:p>360</text:p>
          </table:table-cell>
          <table:table-cell table:style-name="ce19" office:value-type="float" office:value="388">
            <text:p>388</text:p>
          </table:table-cell>
          <table:table-cell table:style-name="ce19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72">
            <text:p>272</text:p>
          </table:table-cell>
          <table:table-cell table:style-name="ce38" office:value-type="float" office:value="292">
            <text:p>292</text:p>
          </table:table-cell>
          <table:table-cell table:style-name="ce39" office:value-type="float" office:value="320">
            <text:p>320</text:p>
          </table:table-cell>
          <table:table-cell table:style-name="ce36" office:value-type="float" office:value="356">
            <text:p>356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2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9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19" office:value-type="float" office:value="392">
            <text:p>392</text:p>
          </table:table-cell>
          <table:table-cell table:style-name="ce19" table:number-columns-repeated="3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 office:value-type="float" office:value="148">
            <text:p>148</text:p>
          </table:table-cell>
          <table:table-cell table:style-name="ce35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8" office:value-type="float" office:value="208">
            <text:p>208</text:p>
          </table:table-cell>
          <table:table-cell table:style-name="ce35" office:value-type="float" office:value="244">
            <text:p>244</text:p>
          </table:table-cell>
          <table:table-cell table:style-name="ce32" office:value-type="float" office:value="288">
            <text:p>288</text:p>
          </table:table-cell>
          <table:table-cell table:style-name="ce33"/>
          <table:table-cell table:style-name="ce19" table:number-columns-repeated="3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36" office:value-type="float" office:value="116">
            <text:p>116</text:p>
          </table:table-cell>
          <table:table-cell table:style-name="ce38" office:value-type="float" office:value="136">
            <text:p>136</text:p>
          </table:table-cell>
          <table:table-cell table:style-name="ce34" office:value-type="float" office:value="164">
            <text:p>164</text:p>
          </table:table-cell>
          <table:table-cell table:style-name="ce32" office:value-type="float" office:value="200">
            <text:p>200</text:p>
          </table:table-cell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 office:value-type="float" office:value="68">
            <text:p>68</text:p>
          </table:table-cell>
          <table:table-cell table:style-name="ce35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2" office:value-type="float" office:value="128">
            <text:p>128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 office:value-type="float" office:value="40">
            <text:p>40</text:p>
          </table:table-cell>
          <table:table-cell table:style-name="ce32" office:value-type="float" office:value="52">
            <text:p>52</text:p>
          </table:table-cell>
          <table:table-cell table:style-name="ce39" office:value-type="float" office:value="72">
            <text:p>72</text:p>
          </table:table-cell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 office:value-type="float" office:value="20">
            <text:p>20</text:p>
          </table:table-cell>
          <table:table-cell table:style-name="ce34" office:value-type="float" office:value="32">
            <text:p>32</text:p>
          </table:table-cell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 office:value-type="float" office:value="8">
            <text:p>8</text:p>
          </table:table-cell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Special cas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office:value-type="float" office:value="400">
            <text:p>400</text:p>
          </table:table-cell>
          <table:table-cell table:style-name="ce35" office:value-type="float" office:value="324">
            <text:p>324</text:p>
          </table:table-cell>
          <table:table-cell table:style-name="ce34" office:value-type="float" office:value="256">
            <text:p>256</text:p>
          </table:table-cell>
          <table:table-cell table:style-name="ce36" office:value-type="float" office:value="196">
            <text:p>196</text:p>
          </table:table-cell>
          <table:table-cell table:style-name="ce37" office:value-type="float" office:value="144">
            <text:p>144</text:p>
          </table:table-cell>
          <table:table-cell table:style-name="ce34" office:value-type="float" office:value="100">
            <text:p>100</text:p>
          </table:table-cell>
          <table:table-cell table:style-name="ce38" office:value-type="float" office:value="64">
            <text:p>64</text:p>
          </table:table-cell>
          <table:table-cell table:style-name="ce33" office:value-type="float" office:value="36">
            <text:p>36</text:p>
          </table:table-cell>
          <table:table-cell table:style-name="ce39" office:value-type="float" office:value="16">
            <text:p>16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9" office:value-type="float" office:value="16">
            <text:p>16</text:p>
          </table:table-cell>
          <table:table-cell table:style-name="ce33" office:value-type="float" office:value="36">
            <text:p>36</text:p>
          </table:table-cell>
          <table:table-cell table:style-name="ce38" office:value-type="float" office:value="64">
            <text:p>64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44">
            <text:p>144</text:p>
          </table:table-cell>
          <table:table-cell table:style-name="ce36" office:value-type="float" office:value="196">
            <text:p>196</text:p>
          </table:table-cell>
          <table:table-cell table:style-name="ce34" office:value-type="float" office:value="256">
            <text:p>256</text:p>
          </table:table-cell>
          <table:table-cell table:style-name="ce35" office:value-type="float" office:value="324">
            <text:p>324</text:p>
          </table:table-cell>
          <table:table-cell table:style-name="ce19" office:value-type="float" office:value="400">
            <text:p>400</text:p>
          </table:table-cell>
          <table:table-cell table:style-name="ce20"/>
          <table:table-cell/>
          <table:table-cell table:style-name="ce41"/>
          <table:table-cell table:style-name="ce40" office:value-type="string">
            <text:p>Center: (x=0, y=0), 1=2=3=4=5=6=7=8</text:p>
          </table:table-cell>
          <table:table-cell table:style-name="ce40" table:number-columns-repeated="2"/>
          <table:table-cell table:style-name="Default"/>
          <table:table-cell table:style-name="ce40" table:number-columns-repeated="3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4"/>
          <table:table-cell table:style-name="ce33"/>
          <table:table-cell table:style-name="ce32"/>
          <table:table-cell table:style-name="ce39"/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number-columns-repeated="2" table:style-name="ce38" office:value-type="float" office:value="4">
            <text:p>4</text:p>
          </table:table-cell>
          <table:table-cell table:style-name="ce37"/>
          <table:table-cell table:style-name="ce35"/>
          <table:table-cell table:style-name="ce36"/>
          <table:table-cell table:style-name="ce37"/>
          <table:table-cell table:style-name="ce33"/>
          <table:table-cell table:style-name="ce39"/>
          <table:table-cell table:style-name="ce32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Axes: x=0, y=0, x=y, x=-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6"/>
          <table:table-cell table:style-name="ce37"/>
          <table:table-cell table:style-name="ce35"/>
          <table:table-cell table:style-name="ce36"/>
          <table:table-cell table:style-name="ce35"/>
          <table:table-cell table:style-name="ce32"/>
          <table:table-cell table:style-name="ce34"/>
          <table:table-cell table:style-name="ce35"/>
          <table:table-cell table:number-columns-repeated="2" table:style-name="ce39" office:value-type="float" office:value="16">
            <text:p>16</text:p>
          </table:table-cell>
          <table:table-cell table:style-name="ce35"/>
          <table:table-cell table:style-name="ce34"/>
          <table:table-cell table:style-name="ce32"/>
          <table:table-cell table:style-name="ce35"/>
          <table:table-cell table:style-name="ce36"/>
          <table:table-cell table:style-name="ce35"/>
          <table:table-cell table:style-name="ce37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1"/>
          <table:table-cell table:style-name="ce40" table:number-columns-repeated="7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8"/>
          <table:table-cell table:style-name="ce39"/>
          <table:table-cell table:style-name="ce33"/>
          <table:table-cell table:style-name="ce38"/>
          <table:table-cell table:style-name="ce34"/>
          <table:table-cell table:style-name="ce39"/>
          <table:table-cell table:style-name="ce32"/>
          <table:table-cell table:style-name="ce36"/>
          <table:table-cell table:number-columns-repeated="2" table:style-name="ce33" office:value-type="float" office:value="36">
            <text:p>36</text:p>
          </table:table-cell>
          <table:table-cell table:style-name="ce36"/>
          <table:table-cell table:style-name="ce32"/>
          <table:table-cell table:style-name="ce39"/>
          <table:table-cell table:style-name="ce34"/>
          <table:table-cell table:style-name="ce38"/>
          <table:table-cell table:style-name="ce33"/>
          <table:table-cell table:style-name="ce39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6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9"/>
          <table:table-cell table:style-name="ce33"/>
          <table:table-cell table:style-name="ce38"/>
          <table:table-cell table:style-name="ce34"/>
          <table:table-cell table:style-name="ce32"/>
          <table:table-cell table:style-name="ce34"/>
          <table:table-cell table:style-name="ce35"/>
          <table:table-cell table:style-name="ce37"/>
          <table:table-cell table:number-columns-repeated="2" table:style-name="ce38" office:value-type="float" office:value="64">
            <text:p>64</text:p>
          </table:table-cell>
          <table:table-cell table:style-name="ce37"/>
          <table:table-cell table:style-name="ce35"/>
          <table:table-cell table:style-name="ce34"/>
          <table:table-cell table:style-name="ce32"/>
          <table:table-cell table:style-name="ce34"/>
          <table:table-cell table:style-name="ce38"/>
          <table:table-cell table:style-name="ce33"/>
          <table:table-cell table:style-name="ce39"/>
          <table:table-cell table:style-name="ce19" table:number-columns-repeated="2"/>
          <table:table-cell table:style-name="ce20"/>
          <table:table-cell/>
          <table:table-cell table:style-name="ce41"/>
          <table:table-cell table:style-name="ce46"/>
          <table:table-cell table:style-name="ce45" office:value-type="string">
            <text:p>3=5</text:p>
          </table:table-cell>
          <table:table-cell table:style-name="ce46"/>
          <table:table-cell table:style-name="ce45" office:value-type="string">
            <text:p>1=3</text:p>
          </table:table-cell>
          <table:table-cell table:style-name="ce46"/>
          <table:table-cell table:style-name="ce45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7"/>
          <table:table-cell table:style-name="ce35"/>
          <table:table-cell table:style-name="ce32"/>
          <table:table-cell table:style-name="ce34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100">
            <text:p>100</text:p>
          </table:table-cell>
          <table:table-cell table:style-name="ce33"/>
          <table:table-cell table:style-name="ce36"/>
          <table:table-cell table:style-name="ce38"/>
          <table:table-cell table:style-name="ce34"/>
          <table:table-cell table:style-name="ce32"/>
          <table:table-cell table:style-name="ce35"/>
          <table:table-cell table:style-name="ce37"/>
          <table:table-cell table:style-name="ce36"/>
          <table:table-cell table:style-name="ce19" table:number-columns-repeated="2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2"/>
          <table:table-cell table:style-name="ce35"/>
          <table:table-cell table:style-name="ce38"/>
          <table:table-cell table:style-name="ce33"/>
          <table:table-cell table:style-name="ce35"/>
          <table:table-cell table:style-name="ce39"/>
          <table:table-cell table:number-columns-repeated="2" table:style-name="ce37" office:value-type="float" office:value="144">
            <text:p>144</text:p>
          </table:table-cell>
          <table:table-cell table:style-name="ce39"/>
          <table:table-cell table:style-name="ce35"/>
          <table:table-cell table:style-name="ce33"/>
          <table:table-cell table:style-name="ce38"/>
          <table:table-cell table:style-name="ce35"/>
          <table:table-cell table:style-name="ce32"/>
          <table:table-cell table:style-name="ce33"/>
          <table:table-cell table:style-name="ce19" table:number-columns-repeated="3"/>
          <table:table-cell table:style-name="ce20"/>
          <table:table-cell/>
          <table:table-cell table:style-name="ce40"/>
          <table:table-cell table:style-name="ce45"/>
          <table:table-cell table:style-name="ce45" office:value-type="string">
            <text:p>5=7</text:p>
          </table:table-cell>
          <table:table-cell table:style-name="ce45"/>
          <table:table-cell table:style-name="ce45" office:value-type="string">
            <text:p>1=...=8</text:p>
          </table:table-cell>
          <table:table-cell table:style-name="ce45"/>
          <table:table-cell table:style-name="ce45" office:value-type="string">
            <text:p>6=8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3"/>
          <table:table-cell table:style-name="ce37"/>
          <table:table-cell table:style-name="ce33"/>
          <table:table-cell table:style-name="ce39"/>
          <table:table-cell table:style-name="ce37"/>
          <table:table-cell table:style-name="ce32"/>
          <table:table-cell table:number-columns-repeated="2" table:style-name="ce36" office:value-type="float" office:value="196">
            <text:p>196</text:p>
          </table:table-cell>
          <table:table-cell table:style-name="ce32"/>
          <table:table-cell table:style-name="ce37"/>
          <table:table-cell table:style-name="ce39"/>
          <table:table-cell table:style-name="ce33"/>
          <table:table-cell table:style-name="ce37"/>
          <table:table-cell table:style-name="ce33"/>
          <table:table-cell table:style-name="ce19" table:number-columns-repeated="4"/>
          <table:table-cell table:style-name="ce20"/>
          <table:table-cell/>
          <table:table-cell table:style-name="ce40"/>
          <table:table-cell table:style-name="ce46"/>
          <table:table-cell table:style-name="ce5"/>
          <table:table-cell table:style-name="ce45" table:number-columns-repeated="3"/>
          <table:table-cell table:style-name="ce5"/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6"/>
          <table:table-cell table:style-name="ce39"/>
          <table:table-cell table:style-name="ce38"/>
          <table:table-cell table:style-name="ce36"/>
          <table:table-cell table:style-name="ce33"/>
          <table:table-cell table:number-columns-repeated="2" table:style-name="ce34" office:value-type="float" office:value="256">
            <text:p>256</text:p>
          </table:table-cell>
          <table:table-cell table:style-name="ce33"/>
          <table:table-cell table:style-name="ce36"/>
          <table:table-cell table:style-name="ce38"/>
          <table:table-cell table:style-name="ce39"/>
          <table:table-cell table:style-name="ce36"/>
          <table:table-cell table:style-name="ce19" table:number-columns-repeated="5"/>
          <table:table-cell table:style-name="ce20"/>
          <table:table-cell/>
          <table:table-cell table:style-name="ce41"/>
          <table:table-cell table:style-name="ce5"/>
          <table:table-cell table:style-name="ce45" office:value-type="string">
            <text:p>2=7</text:p>
          </table:table-cell>
          <table:table-cell table:style-name="ce46"/>
          <table:table-cell table:style-name="ce45" office:value-type="string">
            <text:p>2=4</text:p>
          </table:table-cell>
          <table:table-cell table:style-name="ce46"/>
          <table:table-cell table:style-name="ce45" office:value-type="string">
            <text:p>4=6</text:p>
          </table:table-cell>
          <table:table-cell table:style-name="ce4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7"/>
          <table:table-cell table:style-name="ce32"/>
          <table:table-cell table:style-name="ce33"/>
          <table:table-cell table:style-name="ce34"/>
          <table:table-cell table:number-columns-repeated="2" table:style-name="ce35" office:value-type="float" office:value="324">
            <text:p>324</text:p>
          </table:table-cell>
          <table:table-cell table:style-name="ce34"/>
          <table:table-cell table:style-name="ce33"/>
          <table:table-cell table:style-name="ce32"/>
          <table:table-cell table:style-name="ce19" table:number-columns-repeated="7"/>
          <table:table-cell table:style-name="ce20"/>
          <table:table-cell/>
          <table:table-cell table:style-name="ce40"/>
          <table:table-cell table:style-name="ce45"/>
          <table:table-cell table:style-name="ce5"/>
          <table:table-cell table:style-name="ce47"/>
          <table:table-cell table:style-name="ce45"/>
          <table:table-cell table:style-name="ce47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10"/>
          <table:table-cell table:number-columns-repeated="2" table:style-name="ce19" office:value-type="float" office:value="400">
            <text:p>400</text:p>
          </table:table-cell>
          <table:table-cell table:style-name="ce19" table:number-columns-repeated="10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20" table:number-columns-repeated="23"/>
          <table:table-cell table:number-columns-repeated="1000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8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 office:value-type="float" office:value="400">
            <text:p>400</text:p>
          </table:table-cell>
          <table:table-cell table:style-name="ce34" office:value-type="float" office:value="404">
            <text:p>404</text:p>
          </table:table-cell>
          <table:table-cell table:style-name="ce33" office:value-type="float" office:value="416">
            <text:p>416</text:p>
          </table:table-cell>
          <table:table-cell table:style-name="ce32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40"/>
          <table:table-cell table:style-name="ce43" office:value-type="string">
            <text:p>Algorithm to select next tile in the sequence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 office:value-type="float" office:value="324">
            <text:p>324</text:p>
          </table:table-cell>
          <table:table-cell table:style-name="ce33" office:value-type="float" office:value="328">
            <text:p>328</text:p>
          </table:table-cell>
          <table:table-cell table:style-name="ce36" office:value-type="float" office:value="340">
            <text:p>340</text:p>
          </table:table-cell>
          <table:table-cell table:style-name="ce38" office:value-type="float" office:value="360">
            <text:p>360</text:p>
          </table:table-cell>
          <table:table-cell table:style-name="ce37" office:value-type="float" office:value="388">
            <text:p>388</text:p>
          </table:table-cell>
          <table:table-cell table:style-name="ce36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 office:value-type="float" office:value="256">
            <text:p>256</text:p>
          </table:table-cell>
          <table:table-cell table:style-name="ce36" office:value-type="float" office:value="260">
            <text:p>260</text:p>
          </table:table-cell>
          <table:table-cell table:style-name="ce32" office:value-type="float" office:value="272">
            <text:p>272</text:p>
          </table:table-cell>
          <table:table-cell table:style-name="ce37" office:value-type="float" office:value="292">
            <text:p>292</text:p>
          </table:table-cell>
          <table:table-cell table:style-name="ce35" office:value-type="float" office:value="320">
            <text:p>320</text:p>
          </table:table-cell>
          <table:table-cell table:style-name="ce32" office:value-type="float" office:value="356">
            <text:p>356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1" office:value-type="string">
            <text:p>1.</text:p>
          </table:table-cell>
          <table:table-cell table:style-name="ce40" office:value-type="string">
            <text:p>Compute 4x² + 4y² valu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 office:value-type="float" office:value="196">
            <text:p>196</text:p>
          </table:table-cell>
          <table:table-cell table:style-name="ce38" office:value-type="float" office:value="200">
            <text:p>200</text:p>
          </table:table-cell>
          <table:table-cell table:style-name="ce39" office:value-type="float" office:value="212">
            <text:p>212</text:p>
          </table:table-cell>
          <table:table-cell table:style-name="ce35" office:value-type="float" office:value="232">
            <text:p>232</text:p>
          </table:table-cell>
          <table:table-cell table:style-name="ce36" office:value-type="float" office:value="260">
            <text:p>260</text:p>
          </table:table-cell>
          <table:table-cell table:style-name="ce39" office:value-type="float" office:value="296">
            <text:p>296</text:p>
          </table:table-cell>
          <table:table-cell table:style-name="ce36" office:value-type="float" office:value="340">
            <text:p>340</text:p>
          </table:table-cell>
          <table:table-cell table:style-name="ce39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40"/>
          <table:table-cell table:style-name="ce40" office:value-type="string">
            <text:p>in the eighth of the plane where y&gt;=0, x&gt;=y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 office:value-type="float" office:value="144">
            <text:p>144</text:p>
          </table:table-cell>
          <table:table-cell table:style-name="ce35" office:value-type="float" office:value="148">
            <text:p>148</text:p>
          </table:table-cell>
          <table:table-cell table:style-name="ce34" office:value-type="float" office:value="160">
            <text:p>160</text:p>
          </table:table-cell>
          <table:table-cell table:style-name="ce36" office:value-type="float" office:value="180">
            <text:p>180</text:p>
          </table:table-cell>
          <table:table-cell table:style-name="ce37" office:value-type="float" office:value="208">
            <text:p>208</text:p>
          </table:table-cell>
          <table:table-cell table:style-name="ce34" office:value-type="float" office:value="244">
            <text:p>244</text:p>
          </table:table-cell>
          <table:table-cell table:style-name="ce38" office:value-type="float" office:value="288">
            <text:p>288</text:p>
          </table:table-cell>
          <table:table-cell table:style-name="ce36"/>
          <table:table-cell table:style-name="ce35"/>
          <table:table-cell table:style-name="ce19" table:number-columns-repeated="3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2">
            <text:p>92</text:p>
          </table:table-cell>
          <table:table-cell table:style-name="ce53" office:value-type="float" office:value="84">
            <text:p>84</text:p>
          </table:table-cell>
          <table:table-cell table:style-name="ce57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49" office:value-type="float" office:value="90">
            <text:p>90</text:p>
          </table:table-cell>
          <table:table-cell table:style-name="ce37" office:value-type="float" office:value="136">
            <text:p>136</text:p>
          </table:table-cell>
          <table:table-cell table:style-name="ce33" office:value-type="float" office:value="164">
            <text:p>164</text:p>
          </table:table-cell>
          <table:table-cell table:style-name="ce38" office:value-type="float" office:value="200">
            <text:p>200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19" table:number-columns-repeated="2"/>
          <table:table-cell table:style-name="ce20"/>
          <table:table-cell/>
          <table:table-cell table:style-name="ce41" office:value-type="string">
            <text:p>2.</text:p>
          </table:table-cell>
          <table:table-cell table:style-name="ce40" office:value-type="string">
            <text:p>Select the lowest value with free space for tile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100">
            <text:p>100</text:p>
          </table:table-cell>
          <table:table-cell table:style-name="ce57" office:value-type="float" office:value="76">
            <text:p>76</text:p>
          </table:table-cell>
          <table:table-cell table:style-name="ce58" office:value-type="float" office:value="64">
            <text:p>64</text:p>
          </table:table-cell>
          <table:table-cell table:style-name="ce54" office:value-type="float" office:value="52">
            <text:p>52</text:p>
          </table:table-cell>
          <table:table-cell table:style-name="ce55" office:value-type="float" office:value="46">
            <text:p>46</text:p>
          </table:table-cell>
          <table:table-cell table:style-name="ce54" office:value-type="float" office:value="50">
            <text:p>50</text:p>
          </table:table-cell>
          <table:table-cell table:style-name="ce58" office:value-type="float" office:value="62">
            <text:p>62</text:p>
          </table:table-cell>
          <table:table-cell table:style-name="ce57" office:value-type="float" office:value="74">
            <text:p>74</text:p>
          </table:table-cell>
          <table:table-cell table:style-name="ce55" office:value-type="float" office:value="98">
            <text:p>98</text:p>
          </table:table-cell>
          <table:table-cell table:style-name="ce33"/>
          <table:table-cell table:style-name="ce37"/>
          <table:table-cell table:style-name="ce36"/>
          <table:table-cell table:style-name="ce35"/>
          <table:table-cell table:style-name="ce37"/>
          <table:table-cell table:style-name="ce19" table:number-columns-repeated="2"/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78">
            <text:p>78</text:p>
          </table:table-cell>
          <table:table-cell table:style-name="ce59" office:value-type="float" office:value="60">
            <text:p>60</text:p>
          </table:table-cell>
          <table:table-cell table:style-name="ce49" office:value-type="float" office:value="40">
            <text:p>40</text:p>
          </table:table-cell>
          <table:table-cell table:style-name="ce53" office:value-type="float" office:value="32">
            <text:p>32</text:p>
          </table:table-cell>
          <table:table-cell table:style-name="ce57" office:value-type="float" office:value="26">
            <text:p>26</text:p>
          </table:table-cell>
          <table:table-cell table:style-name="ce53" office:value-type="float" office:value="30">
            <text:p>30</text:p>
          </table:table-cell>
          <table:table-cell table:style-name="ce49" office:value-type="float" office:value="38">
            <text:p>38</text:p>
          </table:table-cell>
          <table:table-cell table:style-name="ce59" office:value-type="float" office:value="58">
            <text:p>58</text:p>
          </table:table-cell>
          <table:table-cell table:style-name="ce57" office:value-type="float" office:value="81">
            <text:p>81</text:p>
          </table:table-cell>
          <table:table-cell table:style-name="ce37"/>
          <table:table-cell table:style-name="ce36"/>
          <table:table-cell table:style-name="ce35"/>
          <table:table-cell table:style-name="ce37"/>
          <table:table-cell table:style-name="ce38"/>
          <table:table-cell table:style-name="ce32"/>
          <table:table-cell table:style-name="ce19"/>
          <table:table-cell table:style-name="ce20"/>
          <table:table-cell/>
          <table:table-cell table:style-name="ce41" office:value-type="string">
            <text:p>3.</text:p>
          </table:table-cell>
          <table:table-cell table:style-name="ce40" office:value-type="string">
            <text:p>If several tiles have the same value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4">
            <text:p>94</text:p>
          </table:table-cell>
          <table:table-cell table:style-name="ce58" office:value-type="float" office:value="66">
            <text:p>66</text:p>
          </table:table-cell>
          <table:table-cell table:style-name="ce49" office:value-type="float" office:value="42">
            <text:p>42</text:p>
          </table:table-cell>
          <table:table-cell table:style-name="ce60" office:value-type="float" office:value="24">
            <text:p>24</text:p>
          </table:table-cell>
          <table:table-cell table:style-name="ce58" office:value-type="float" office:value="16">
            <text:p>16</text:p>
          </table:table-cell>
          <table:table-cell table:style-name="ce59" office:value-type="float" office:value="10">
            <text:p>10</text:p>
          </table:table-cell>
          <table:table-cell table:style-name="ce58" office:value-type="float" office:value="14">
            <text:p>14</text:p>
          </table:table-cell>
          <table:table-cell table:style-name="ce60" office:value-type="float" office:value="22">
            <text:p>22</text:p>
          </table:table-cell>
          <table:table-cell table:style-name="ce49" office:value-type="float" office:value="45">
            <text:p>45</text:p>
          </table:table-cell>
          <table:table-cell table:style-name="ce62" office:value-type="float" office:value="69">
            <text:p>69</text:p>
          </table:table-cell>
          <table:table-cell table:style-name="ce49" office:value-type="float" office:value="96">
            <text:p>96</text:p>
          </table:table-cell>
          <table:table-cell table:style-name="ce34"/>
          <table:table-cell table:style-name="ce39"/>
          <table:table-cell table:style-name="ce32"/>
          <table:table-cell table:style-name="ce36"/>
          <table:table-cell table:style-name="ce33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select the one closest to the top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6">
            <text:p>86</text:p>
          </table:table-cell>
          <table:table-cell table:style-name="ce54" office:value-type="float" office:value="54">
            <text:p>54</text:p>
          </table:table-cell>
          <table:table-cell table:style-name="ce53" office:value-type="float" office:value="34">
            <text:p>34</text:p>
          </table:table-cell>
          <table:table-cell table:style-name="ce58" office:value-type="float" office:value="18">
            <text:p>18</text:p>
          </table:table-cell>
          <table:table-cell table:style-name="ce54" office:value-type="float" office:value="8">
            <text:p>8</text:p>
          </table:table-cell>
          <table:table-cell table:style-name="ce55" office:value-type="float" office:value="2">
            <text:p>2</text:p>
          </table:table-cell>
          <table:table-cell table:style-name="ce54" office:value-type="float" office:value="6">
            <text:p>6</text:p>
          </table:table-cell>
          <table:table-cell table:style-name="ce58" office:value-type="float" office:value="21">
            <text:p>21</text:p>
          </table:table-cell>
          <table:table-cell table:style-name="ce53" office:value-type="float" office:value="37">
            <text:p>37</text:p>
          </table:table-cell>
          <table:table-cell table:style-name="ce54" office:value-type="float" office:value="57">
            <text:p>57</text:p>
          </table:table-cell>
          <table:table-cell table:style-name="ce53" office:value-type="float" office:value="89">
            <text:p>89</text:p>
          </table:table-cell>
          <table:table-cell table:style-name="ce35"/>
          <table:table-cell table:style-name="ce38"/>
          <table:table-cell table:style-name="ce36"/>
          <table:table-cell table:style-name="ce33"/>
          <table:table-cell table:style-name="ce34"/>
          <table:table-cell table:style-name="ce19"/>
          <table:table-cell table:style-name="ce20"/>
          <table:table-cell/>
          <table:table-cell table:style-name="ce40"/>
          <table:table-cell table:style-name="ce40" office:value-type="string">
            <text:p>highest y, then lowest x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2"/>
          <table:table-cell table:style-name="ce51"/>
          <table:table-cell table:style-name="ce50"/>
          <table:table-cell table:style-name="ce49"/>
          <table:table-cell table:style-name="ce56"/>
          <table:table-cell table:style-name="ce57" office:value-type="float" office:value="72">
            <text:p>72</text:p>
          </table:table-cell>
          <table:table-cell table:style-name="ce55" office:value-type="float" office:value="48">
            <text:p>48</text:p>
          </table:table-cell>
          <table:table-cell table:style-name="ce57" office:value-type="float" office:value="28">
            <text:p>28</text:p>
          </table:table-cell>
          <table:table-cell table:style-name="ce59" office:value-type="float" office:value="12">
            <text:p>12</text:p>
          </table:table-cell>
          <table:table-cell table:style-name="ce55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13">
            <text:p>13</text:p>
          </table:table-cell>
          <table:table-cell table:style-name="ce57" office:value-type="float" office:value="29">
            <text:p>29</text:p>
          </table:table-cell>
          <table:table-cell table:style-name="ce55" office:value-type="float" office:value="49">
            <text:p>49</text:p>
          </table:table-cell>
          <table:table-cell table:style-name="ce57" office:value-type="float" office:value="73">
            <text:p>73</text:p>
          </table:table-cell>
          <table:table-cell table:style-name="ce39" office:value-type="float" office:value="144">
            <text:p>144</text:p>
          </table:table-cell>
          <table:table-cell table:style-name="ce32" office:value-type="float" office:value="196">
            <text:p>196</text:p>
          </table:table-cell>
          <table:table-cell table:style-name="ce33" office:value-type="float" office:value="256">
            <text:p>256</text:p>
          </table:table-cell>
          <table:table-cell table:style-name="ce34" office:value-type="float" office:value="324">
            <text:p>324</text:p>
          </table:table-cell>
          <table:table-cell table:style-name="ce35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40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1"/>
          <table:table-cell table:style-name="ce50"/>
          <table:table-cell table:style-name="ce53"/>
          <table:table-cell table:style-name="ce55"/>
          <table:table-cell table:style-name="ce52"/>
          <table:table-cell table:style-name="ce53" office:value-type="float" office:value="88">
            <text:p>88</text:p>
          </table:table-cell>
          <table:table-cell table:style-name="ce54" office:value-type="float" office:value="56">
            <text:p>56</text:p>
          </table:table-cell>
          <table:table-cell table:style-name="ce53" office:value-type="float" office:value="36">
            <text:p>36</text:p>
          </table:table-cell>
          <table:table-cell table:style-name="ce58" office:value-type="float" office:value="20">
            <text:p>20</text:p>
          </table:table-cell>
          <table:table-cell table:style-name="ce54" office:value-type="float" office:value="7">
            <text:p>7</text:p>
          </table:table-cell>
          <table:table-cell table:style-name="ce55" office:value-type="float" office:value="3">
            <text:p>3</text:p>
          </table:table-cell>
          <table:table-cell table:style-name="ce54" office:value-type="float" office:value="9">
            <text:p>9</text:p>
          </table:table-cell>
          <table:table-cell table:style-name="ce58" office:value-type="float" office:value="19">
            <text:p>19</text:p>
          </table:table-cell>
          <table:table-cell table:style-name="ce53" office:value-type="float" office:value="35">
            <text:p>35</text:p>
          </table:table-cell>
          <table:table-cell table:style-name="ce54" office:value-type="float" office:value="55">
            <text:p>55</text:p>
          </table:table-cell>
          <table:table-cell table:style-name="ce53" office:value-type="float" office:value="87">
            <text:p>87</text:p>
          </table:table-cell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31"/>
          <table:table-cell table:style-name="ce20"/>
          <table:table-cell/>
          <table:table-cell table:style-name="ce41" office:value-type="string">
            <text:p>4.</text:p>
          </table:table-cell>
          <table:table-cell table:style-name="ce40" office:value-type="string">
            <text:p>After selecting a tile at position (x,y) in first quarter,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50"/>
          <table:table-cell table:style-name="ce53"/>
          <table:table-cell table:style-name="ce49"/>
          <table:table-cell table:style-name="ce56"/>
          <table:table-cell table:style-name="ce51"/>
          <table:table-cell table:style-name="ce49" office:value-type="float" office:value="97">
            <text:p>97</text:p>
          </table:table-cell>
          <table:table-cell table:style-name="ce58" office:value-type="float" office:value="68">
            <text:p>68</text:p>
          </table:table-cell>
          <table:table-cell table:style-name="ce49" office:value-type="float" office:value="44">
            <text:p>44</text:p>
          </table:table-cell>
          <table:table-cell table:style-name="ce60" office:value-type="float" office:value="23">
            <text:p>23</text:p>
          </table:table-cell>
          <table:table-cell table:style-name="ce58" office:value-type="float" office:value="15">
            <text:p>15</text:p>
          </table:table-cell>
          <table:table-cell table:style-name="ce59" office:value-type="float" office:value="11">
            <text:p>11</text:p>
          </table:table-cell>
          <table:table-cell table:style-name="ce58" office:value-type="float" office:value="17">
            <text:p>17</text:p>
          </table:table-cell>
          <table:table-cell table:style-name="ce60" office:value-type="float" office:value="25">
            <text:p>25</text:p>
          </table:table-cell>
          <table:table-cell table:style-name="ce49" office:value-type="float" office:value="43">
            <text:p>43</text:p>
          </table:table-cell>
          <table:table-cell table:style-name="ce58" office:value-type="float" office:value="67">
            <text:p>67</text:p>
          </table:table-cell>
          <table:table-cell table:style-name="ce49" office:value-type="float" office:value="95">
            <text:p>95</text:p>
          </table:table-cell>
          <table:table-cell table:style-name="ce51"/>
          <table:table-cell table:style-name="ce56"/>
          <table:table-cell table:style-name="ce49"/>
          <table:table-cell table:style-name="ce53"/>
          <table:table-cell table:style-name="ce50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select next distinct tiles found at symmetrical positions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/>
          <table:table-cell table:style-name="ce49"/>
          <table:table-cell table:style-name="ce55"/>
          <table:table-cell table:style-name="ce54"/>
          <table:table-cell table:style-name="ce52"/>
          <table:table-cell table:style-name="ce53"/>
          <table:table-cell table:style-name="ce54"/>
          <table:table-cell table:style-name="ce57" office:value-type="float" office:value="80">
            <text:p>80</text:p>
          </table:table-cell>
          <table:table-cell table:style-name="ce59" office:value-type="float" office:value="59">
            <text:p>59</text:p>
          </table:table-cell>
          <table:table-cell table:style-name="ce49" office:value-type="float" office:value="39">
            <text:p>39</text:p>
          </table:table-cell>
          <table:table-cell table:style-name="ce53" office:value-type="float" office:value="31">
            <text:p>31</text:p>
          </table:table-cell>
          <table:table-cell table:style-name="ce57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49" office:value-type="float" office:value="41">
            <text:p>41</text:p>
          </table:table-cell>
          <table:table-cell table:style-name="ce59" office:value-type="float" office:value="61">
            <text:p>61</text:p>
          </table:table-cell>
          <table:table-cell table:style-name="ce57" office:value-type="float" office:value="79">
            <text:p>79</text:p>
          </table:table-cell>
          <table:table-cell table:style-name="ce54"/>
          <table:table-cell table:style-name="ce53"/>
          <table:table-cell table:style-name="ce52"/>
          <table:table-cell table:style-name="ce54"/>
          <table:table-cell table:style-name="ce55"/>
          <table:table-cell table:style-name="ce49"/>
          <table:table-cell table:style-name="ce48"/>
          <table:table-cell table:style-name="ce20"/>
          <table:table-cell/>
          <table:table-cell table:style-name="ce40"/>
          <table:table-cell table:style-name="ce40" office:value-type="string">
            <text:p>(-x,-y), (-x,y), (x,-y), (-y,x), (y,-x), (-y,-x), (y,x)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4"/>
          <table:table-cell table:style-name="ce52"/>
          <table:table-cell table:style-name="ce53"/>
          <table:table-cell table:style-name="ce54"/>
          <table:table-cell table:style-name="ce50"/>
          <table:table-cell table:style-name="ce55" office:value-type="float" office:value="99">
            <text:p>99</text:p>
          </table:table-cell>
          <table:table-cell table:style-name="ce57" office:value-type="float" office:value="75">
            <text:p>75</text:p>
          </table:table-cell>
          <table:table-cell table:style-name="ce58" office:value-type="float" office:value="63">
            <text:p>63</text:p>
          </table:table-cell>
          <table:table-cell table:style-name="ce54" office:value-type="float" office:value="51">
            <text:p>51</text:p>
          </table:table-cell>
          <table:table-cell table:style-name="ce55" office:value-type="float" office:value="47">
            <text:p>47</text:p>
          </table:table-cell>
          <table:table-cell table:style-name="ce54" office:value-type="float" office:value="53">
            <text:p>53</text:p>
          </table:table-cell>
          <table:table-cell table:style-name="ce58" office:value-type="float" office:value="65">
            <text:p>65</text:p>
          </table:table-cell>
          <table:table-cell table:style-name="ce57" office:value-type="float" office:value="77">
            <text:p>77</text:p>
          </table:table-cell>
          <table:table-cell table:style-name="ce55"/>
          <table:table-cell table:style-name="ce50"/>
          <table:table-cell table:style-name="ce54"/>
          <table:table-cell table:style-name="ce53"/>
          <table:table-cell table:style-name="ce52"/>
          <table:table-cell table:style-name="ce54"/>
          <table:table-cell table:style-name="ce48" table:number-columns-repeated="2"/>
          <table:table-cell table:style-name="ce20"/>
          <table:table-cell/>
          <table:table-cell table:style-name="ce40"/>
          <table:table-cell table:style-name="ce40" office:value-type="string">
            <text:p>in this order:</text:p>
          </table:table-cell>
          <table:table-cell table:style-name="ce40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2"/>
          <table:table-cell table:style-name="ce53"/>
          <table:table-cell table:style-name="ce49"/>
          <table:table-cell table:style-name="ce56"/>
          <table:table-cell table:style-name="ce51"/>
          <table:table-cell table:style-name="ce55"/>
          <table:table-cell table:style-name="ce50"/>
          <table:table-cell table:style-name="ce54"/>
          <table:table-cell table:style-name="ce49" office:value-type="float" office:value="91">
            <text:p>91</text:p>
          </table:table-cell>
          <table:table-cell table:style-name="ce53" office:value-type="float" office:value="83">
            <text:p>83</text:p>
          </table:table-cell>
          <table:table-cell table:style-name="ce57" office:value-type="float" office:value="71">
            <text:p>71</text:p>
          </table:table-cell>
          <table:table-cell table:style-name="ce53" office:value-type="float" office:value="85">
            <text:p>85</text:p>
          </table:table-cell>
          <table:table-cell table:style-name="ce49" office:value-type="float" office:value="93">
            <text:p>93</text:p>
          </table:table-cell>
          <table:table-cell table:style-name="ce54"/>
          <table:table-cell table:style-name="ce50"/>
          <table:table-cell table:style-name="ce55"/>
          <table:table-cell table:style-name="ce51"/>
          <table:table-cell table:style-name="ce56"/>
          <table:table-cell table:style-name="ce49"/>
          <table:table-cell table:style-name="ce53"/>
          <table:table-cell table:style-name="ce48" table:number-columns-repeated="2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2" office:value-type="string">
            <text:p>3: -x,y</text:p>
          </table:table-cell>
          <table:table-cell table:style-name="ce44"/>
          <table:table-cell table:style-name="ce40" office:value-type="string">
            <text:p>1: x,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3"/>
          <table:table-cell table:style-name="ce52"/>
          <table:table-cell table:style-name="ce53"/>
          <table:table-cell table:style-name="ce55"/>
          <table:table-cell table:style-name="ce51"/>
          <table:table-cell table:style-name="ce54"/>
          <table:table-cell table:style-name="ce53"/>
          <table:table-cell table:style-name="ce51"/>
          <table:table-cell table:style-name="ce52"/>
          <table:table-cell table:style-name="ce39"/>
          <table:table-cell table:style-name="ce52"/>
          <table:table-cell table:style-name="ce51"/>
          <table:table-cell table:style-name="ce53"/>
          <table:table-cell table:style-name="ce54"/>
          <table:table-cell table:style-name="ce51"/>
          <table:table-cell table:style-name="ce55"/>
          <table:table-cell table:style-name="ce53"/>
          <table:table-cell table:style-name="ce52"/>
          <table:table-cell table:style-name="ce48" table:number-columns-repeated="3"/>
          <table:table-cell table:style-name="ce20"/>
          <table:table-cell/>
          <table:table-cell table:style-name="ce40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4"/>
          <table:table-cell table:style-name="ce56"/>
          <table:table-cell table:style-name="ce53"/>
          <table:table-cell table:style-name="ce56"/>
          <table:table-cell table:style-name="ce53"/>
          <table:table-cell table:style-name="ce52"/>
          <table:table-cell table:style-name="ce56"/>
          <table:table-cell table:style-name="ce55"/>
          <table:table-cell table:style-name="ce32"/>
          <table:table-cell table:style-name="ce55"/>
          <table:table-cell table:style-name="ce56"/>
          <table:table-cell table:style-name="ce52"/>
          <table:table-cell table:style-name="ce53"/>
          <table:table-cell table:style-name="ce56"/>
          <table:table-cell table:style-name="ce53"/>
          <table:table-cell table:style-name="ce56"/>
          <table:table-cell table:style-name="ce48" table:number-columns-repeated="4"/>
          <table:table-cell table:style-name="ce20"/>
          <table:table-cell/>
          <table:table-cell table:style-name="ce40"/>
          <table:table-cell table:style-name="ce42" office:value-type="string">
            <text:p>5: -y, x</text:p>
          </table:table-cell>
          <table:table-cell table:style-name="Default"/>
          <table:table-cell table:style-name="ce45" office:value-type="string">
            <text:p>NW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E</text:p>
          </table:table-cell>
          <table:table-cell table:style-name="Default"/>
          <table:table-cell table:style-name="ce42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5"/>
          <table:table-cell table:style-name="ce52"/>
          <table:table-cell table:style-name="ce49"/>
          <table:table-cell table:style-name="ce52"/>
          <table:table-cell table:style-name="ce54"/>
          <table:table-cell table:style-name="ce49"/>
          <table:table-cell table:style-name="ce53"/>
          <table:table-cell table:style-name="ce33"/>
          <table:table-cell table:style-name="ce53"/>
          <table:table-cell table:style-name="ce49"/>
          <table:table-cell table:style-name="ce54"/>
          <table:table-cell table:style-name="ce52"/>
          <table:table-cell table:style-name="ce49"/>
          <table:table-cell table:style-name="ce52"/>
          <table:table-cell table:style-name="ce48" table:number-columns-repeated="5"/>
          <table:table-cell table:style-name="ce20"/>
          <table:table-cell/>
          <table:table-cell table:style-name="ce40"/>
          <table:table-cell table:style-name="ce45" table:number-columns-repeated="2"/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E</text:p>
          </table:table-cell>
          <table:table-cell table:style-name="ce45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6"/>
          <table:table-cell table:style-name="ce53"/>
          <table:table-cell table:style-name="ce54"/>
          <table:table-cell table:style-name="ce55"/>
          <table:table-cell table:style-name="ce53"/>
          <table:table-cell table:style-name="ce50"/>
          <table:table-cell table:style-name="ce34"/>
          <table:table-cell table:style-name="ce50"/>
          <table:table-cell table:style-name="ce53"/>
          <table:table-cell table:style-name="ce55"/>
          <table:table-cell table:style-name="ce54"/>
          <table:table-cell table:style-name="ce53"/>
          <table:table-cell table:style-name="ce48" table:number-columns-repeated="6"/>
          <table:table-cell table:style-name="ce20"/>
          <table:table-cell/>
          <table:table-cell table:style-name="ce42"/>
          <table:table-cell table:style-name="ce42" office:value-type="string">
            <text:p>7: -y, -x</text:p>
          </table:table-cell>
          <table:table-cell table:style-name="Default"/>
          <table:table-cell table:style-name="ce45" office:value-type="string">
            <text:p>S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SE</text:p>
          </table:table-cell>
          <table:table-cell table:style-name="Default"/>
          <table:table-cell table:style-name="ce42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8" table:number-columns-repeated="8"/>
          <table:table-cell table:style-name="ce49"/>
          <table:table-cell table:style-name="ce50"/>
          <table:table-cell table:style-name="ce51"/>
          <table:table-cell table:style-name="ce35"/>
          <table:table-cell table:style-name="ce51"/>
          <table:table-cell table:style-name="ce50"/>
          <table:table-cell table:style-name="ce49"/>
          <table:table-cell table:style-name="ce48" table:number-columns-repeated="8"/>
          <table:table-cell table:style-name="ce20"/>
          <table:table-cell/>
          <table:table-cell table:style-name="Default" table:number-columns-repeated="2"/>
          <table:table-cell table:style-name="ce44"/>
          <table:table-cell table:style-name="ce42"/>
          <table:table-cell table:style-name="ce44"/>
          <table:table-cell table:style-name="ce42"/>
          <table:table-cell table:style-name="ce44"/>
          <table:table-cell table:style-name="ce42"/>
          <table:table-cell table:style-name="Default"/>
          <table:table-cell table:number-columns-repeated="990"/>
        </table:table-row>
        <table:table-row table:style-name="ro4">
          <table:table-cell table:style-name="ce48" table:number-columns-repeated="11"/>
          <table:table-cell table:style-name="ce19"/>
          <table:table-cell table:style-name="ce48" table:number-columns-repeated="11"/>
          <table:table-cell table:style-name="ce20"/>
          <table:table-cell/>
          <table:table-cell table:style-name="ce40"/>
          <table:table-cell table:style-name="ce44"/>
          <table:table-cell table:style-name="Default"/>
          <table:table-cell table:style-name="ce40" office:value-type="string">
            <text:p>2: -x, -y</text:p>
          </table:table-cell>
          <table:table-cell table:style-name="ce44"/>
          <table:table-cell table:style-name="ce40" office:value-type="string">
            <text:p>4: x, -y</text:p>
          </table:table-cell>
          <table:table-cell table:style-name="Default"/>
          <table:table-cell table:style-name="ce44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2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2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2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2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2" table:number-columns-repeated="2"/>
          <table:table-cell table:style-name="ce74"/>
          <table:table-cell table:style-name="ce72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2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2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2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8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3"/>
          <table:table-cell/>
          <table:table-cell table:style-name="ce69" table:number-columns-repeated="9"/>
          <table:table-cell table:style-name="ce76" table:formula="of:=4*(POWER([.$A$36]-[.$A26];2)+POWER([.AT$1]-[.$AT$1];2))" office:value-type="float" office:value="400">
            <text:p>400</text:p>
          </table:table-cell>
          <table:table-cell table:style-name="ce69" table:formula="of:=4*(POWER([.$A$36]-[.$A26];2)+POWER([.AU$1]-[.$AU$1];2))" office:value-type="float" office:value="400">
            <text:p>400</text:p>
          </table:table-cell>
          <table:table-cell table:style-name="ce69" table:formula="of:=4*(POWER([.$A$36]-[.$A26];2)+POWER([.AV$1]-[.$AU$1];2))" office:value-type="float" office:value="404">
            <text:p>404</text:p>
          </table:table-cell>
          <table:table-cell table:style-name="ce69" table:formula="of:=4*(POWER([.$A$36]-[.$A26];2)+POWER([.AW$1]-[.$AU$1];2))" office:value-type="float" office:value="416">
            <text:p>416</text:p>
          </table:table-cell>
          <table:table-cell table:style-name="ce69" table:formula="of:=4*(POWER([.$A$36]-[.$A26];2)+POWER([.AX$1]-[.$AU$1];2))" office:value-type="float" office:value="436">
            <text:p>436</text:p>
          </table:table-cell>
          <table:table-cell table:style-name="ce69" table:formula="of:=4*(POWER([.$A$36]-[.$A26];2)+POWER([.AY$1]-[.$AU$1];2))" office:value-type="float" office:value="464">
            <text:p>464</text:p>
          </table:table-cell>
          <table:table-cell table:style-name="ce69" table:formula="of:=4*(POWER([.$A$36]-[.$A26];2)+POWER([.AZ$1]-[.$AU$1];2))" office:value-type="float" office:value="500">
            <text:p>500</text:p>
          </table:table-cell>
          <table:table-cell table:style-name="ce69" table:formula="of:=4*(POWER([.$A$36]-[.$A26];2)+POWER([.BA$1]-[.$AU$1];2))" office:value-type="float" office:value="544">
            <text:p>544</text:p>
          </table:table-cell>
          <table:table-cell table:style-name="ce69" table:formula="of:=4*(POWER([.$A$36]-[.$A26];2)+POWER([.BB$1]-[.$AU$1];2))" office:value-type="float" office:value="596">
            <text:p>596</text:p>
          </table:table-cell>
          <table:table-cell table:style-name="ce69" table:formula="of:=4*(POWER([.$A$36]-[.$A26];2)+POWER([.BC$1]-[.$AU$1];2))" office:value-type="float" office:value="656">
            <text:p>656</text:p>
          </table:table-cell>
          <table:table-cell table:style-name="ce69" table:formula="of:=4*(POWER([.$A$36]-[.$A26];2)+POWER([.BD$1]-[.$AU$1];2))" office:value-type="float" office:value="724">
            <text:p>724</text:p>
          </table:table-cell>
          <table:table-cell table:style-name="ce69" table:formula="of:=4*(POWER([.$A$36]-[.$A26];2)+POWER([.BE$1]-[.$AU$1];2))" office:value-type="float" office:value="800">
            <text:p>800</text:p>
          </table:table-cell>
          <table:table-cell table:style-name="ce69" table:number-columns-repeated="943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4"/>
          <table:table-cell/>
          <table:table-cell table:style-name="ce69"/>
          <table:table-cell table:number-columns-repeated="7"/>
          <table:table-cell table:style-name="ce8"/>
          <table:table-cell table:style-name="ce81" table:formula="of:=4*(POWER([.$A$36]-[.$A27];2)+POWER([.AT$1]-[.$AT$1];2))" office:value-type="float" office:value="324">
            <text:p>324</text:p>
          </table:table-cell>
          <table:table-cell table:style-name="ce80" table:formula="of:=4*(POWER([.$A$36]-[.$A27];2)+POWER([.AU$1]-[.$AU$1];2))" office:value-type="float" office:value="324">
            <text:p>324</text:p>
          </table:table-cell>
          <table:table-cell table:style-name="ce80" table:formula="of:=4*(POWER([.$A$36]-[.$A27];2)+POWER([.AV$1]-[.$AU$1];2))" office:value-type="float" office:value="328">
            <text:p>328</text:p>
          </table:table-cell>
          <table:table-cell table:style-name="ce69" table:formula="of:=4*(POWER([.$A$36]-[.$A27];2)+POWER([.AW$1]-[.$AU$1];2))" office:value-type="float" office:value="340">
            <text:p>340</text:p>
          </table:table-cell>
          <table:table-cell table:style-name="ce69" table:formula="of:=4*(POWER([.$A$36]-[.$A27];2)+POWER([.AX$1]-[.$AU$1];2))" office:value-type="float" office:value="360">
            <text:p>360</text:p>
          </table:table-cell>
          <table:table-cell table:style-name="ce69" table:formula="of:=4*(POWER([.$A$36]-[.$A27];2)+POWER([.AY$1]-[.$AU$1];2))" office:value-type="float" office:value="388">
            <text:p>388</text:p>
          </table:table-cell>
          <table:table-cell table:style-name="ce69" table:formula="of:=4*(POWER([.$A$36]-[.$A27];2)+POWER([.AZ$1]-[.$AU$1];2))" office:value-type="float" office:value="424">
            <text:p>424</text:p>
          </table:table-cell>
          <table:table-cell table:style-name="ce69" table:formula="of:=4*(POWER([.$A$36]-[.$A27];2)+POWER([.BA$1]-[.$AU$1];2))" office:value-type="float" office:value="468">
            <text:p>468</text:p>
          </table:table-cell>
          <table:table-cell table:style-name="ce69" table:formula="of:=4*(POWER([.$A$36]-[.$A27];2)+POWER([.BB$1]-[.$AU$1];2))" office:value-type="float" office:value="520">
            <text:p>520</text:p>
          </table:table-cell>
          <table:table-cell table:style-name="ce69" table:formula="of:=4*(POWER([.$A$36]-[.$A27];2)+POWER([.BC$1]-[.$AU$1];2))" office:value-type="float" office:value="580">
            <text:p>580</text:p>
          </table:table-cell>
          <table:table-cell table:style-name="ce69" table:formula="of:=4*(POWER([.$A$36]-[.$A27];2)+POWER([.BD$1]-[.$AU$1];2))" office:value-type="float" office:value="648">
            <text:p>648</text:p>
          </table:table-cell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5"/>
          <table:table-cell/>
          <table:table-cell table:style-name="ce69"/>
          <table:table-cell table:number-columns-repeated="4"/>
          <table:table-cell table:style-name="ce8" table:number-columns-repeated="4"/>
          <table:table-cell table:style-name="ce81" table:formula="of:=4*(POWER([.$A$36]-[.$A28];2)+POWER([.AT$1]-[.$AT$1];2))" office:value-type="float" office:value="256">
            <text:p>256</text:p>
          </table:table-cell>
          <table:table-cell table:style-name="ce80" table:formula="of:=4*(POWER([.$A$36]-[.$A28];2)+POWER([.AU$1]-[.$AU$1];2))" office:value-type="float" office:value="256">
            <text:p>256</text:p>
          </table:table-cell>
          <table:table-cell table:style-name="ce80" table:formula="of:=4*(POWER([.$A$36]-[.$A28];2)+POWER([.AV$1]-[.$AU$1];2))" office:value-type="float" office:value="260">
            <text:p>260</text:p>
          </table:table-cell>
          <table:table-cell table:style-name="ce80" table:formula="of:=4*(POWER([.$A$36]-[.$A28];2)+POWER([.AW$1]-[.$AU$1];2))" office:value-type="float" office:value="272">
            <text:p>272</text:p>
          </table:table-cell>
          <table:table-cell table:style-name="ce80" table:formula="of:=4*(POWER([.$A$36]-[.$A28];2)+POWER([.AX$1]-[.$AU$1];2))" office:value-type="float" office:value="292">
            <text:p>292</text:p>
          </table:table-cell>
          <table:table-cell table:style-name="ce80" table:formula="of:=4*(POWER([.$A$36]-[.$A28];2)+POWER([.AY$1]-[.$AU$1];2))" office:value-type="float" office:value="320">
            <text:p>320</text:p>
          </table:table-cell>
          <table:table-cell table:style-name="ce69" table:formula="of:=4*(POWER([.$A$36]-[.$A28];2)+POWER([.AZ$1]-[.$AU$1];2))" office:value-type="float" office:value="356">
            <text:p>356</text:p>
          </table:table-cell>
          <table:table-cell table:style-name="ce69" table:formula="of:=4*(POWER([.$A$36]-[.$A28];2)+POWER([.BA$1]-[.$AU$1];2))" office:value-type="float" office:value="400">
            <text:p>400</text:p>
          </table:table-cell>
          <table:table-cell table:style-name="ce69" table:formula="of:=4*(POWER([.$A$36]-[.$A28];2)+POWER([.BB$1]-[.$AU$1];2))" office:value-type="float" office:value="452">
            <text:p>452</text:p>
          </table:table-cell>
          <table:table-cell table:style-name="ce69" table:formula="of:=4*(POWER([.$A$36]-[.$A28];2)+POWER([.BC$1]-[.$AU$1];2))" office:value-type="float" office:value="512">
            <text:p>512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5"/>
          <table:table-cell/>
          <table:table-cell table:style-name="ce69"/>
          <table:table-cell table:number-columns-repeated="3"/>
          <table:table-cell table:style-name="ce8" table:number-columns-repeated="5"/>
          <table:table-cell table:style-name="ce81" table:formula="of:=4*(POWER([.$A$36]-[.$A29];2)+POWER([.AT$1]-[.$AT$1];2))" office:value-type="float" office:value="196">
            <text:p>196</text:p>
          </table:table-cell>
          <table:table-cell table:style-name="ce80" table:formula="of:=4*(POWER([.$A$36]-[.$A29];2)+POWER([.AU$1]-[.$AU$1];2))" office:value-type="float" office:value="196">
            <text:p>196</text:p>
          </table:table-cell>
          <table:table-cell table:style-name="ce80" table:formula="of:=4*(POWER([.$A$36]-[.$A29];2)+POWER([.AV$1]-[.$AU$1];2))" office:value-type="float" office:value="200">
            <text:p>200</text:p>
          </table:table-cell>
          <table:table-cell table:style-name="ce80" table:formula="of:=4*(POWER([.$A$36]-[.$A29];2)+POWER([.AW$1]-[.$AU$1];2))" office:value-type="float" office:value="212">
            <text:p>212</text:p>
          </table:table-cell>
          <table:table-cell table:style-name="ce80" table:formula="of:=4*(POWER([.$A$36]-[.$A29];2)+POWER([.AX$1]-[.$AU$1];2))" office:value-type="float" office:value="232">
            <text:p>232</text:p>
          </table:table-cell>
          <table:table-cell table:style-name="ce80" table:formula="of:=4*(POWER([.$A$36]-[.$A29];2)+POWER([.AY$1]-[.$AU$1];2))" office:value-type="float" office:value="260">
            <text:p>260</text:p>
          </table:table-cell>
          <table:table-cell table:style-name="ce80" table:formula="of:=4*(POWER([.$A$36]-[.$A29];2)+POWER([.AZ$1]-[.$AU$1];2))" office:value-type="float" office:value="296">
            <text:p>296</text:p>
          </table:table-cell>
          <table:table-cell table:style-name="ce69" table:formula="of:=4*(POWER([.$A$36]-[.$A29];2)+POWER([.BA$1]-[.$AU$1];2))" office:value-type="float" office:value="340">
            <text:p>340</text:p>
          </table:table-cell>
          <table:table-cell table:style-name="ce69" table:formula="of:=4*(POWER([.$A$36]-[.$A29];2)+POWER([.BB$1]-[.$AU$1];2))" office:value-type="float" office:value="392">
            <text:p>392</text:p>
          </table:table-cell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6"/>
          <table:table-cell/>
          <table:table-cell table:style-name="ce69"/>
          <table:table-cell table:number-columns-repeated="2"/>
          <table:table-cell table:style-name="ce8" table:number-columns-repeated="6"/>
          <table:table-cell table:style-name="ce81" table:formula="of:=4*(POWER([.$A$36]-[.$A30];2)+POWER([.AT$1]-[.$AT$1];2))" office:value-type="float" office:value="144">
            <text:p>144</text:p>
          </table:table-cell>
          <table:table-cell table:style-name="ce80" table:formula="of:=4*(POWER([.$A$36]-[.$A30];2)+POWER([.AU$1]-[.$AU$1];2))" office:value-type="float" office:value="144">
            <text:p>144</text:p>
          </table:table-cell>
          <table:table-cell table:style-name="ce80" table:formula="of:=4*(POWER([.$A$36]-[.$A30];2)+POWER([.AV$1]-[.$AU$1];2))" office:value-type="float" office:value="148">
            <text:p>148</text:p>
          </table:table-cell>
          <table:table-cell table:style-name="ce80" table:formula="of:=4*(POWER([.$A$36]-[.$A30];2)+POWER([.AW$1]-[.$AU$1];2))" office:value-type="float" office:value="160">
            <text:p>160</text:p>
          </table:table-cell>
          <table:table-cell table:style-name="ce80" table:formula="of:=4*(POWER([.$A$36]-[.$A30];2)+POWER([.AX$1]-[.$AU$1];2))" office:value-type="float" office:value="180">
            <text:p>180</text:p>
          </table:table-cell>
          <table:table-cell table:style-name="ce80" table:formula="of:=4*(POWER([.$A$36]-[.$A30];2)+POWER([.AY$1]-[.$AU$1];2))" office:value-type="float" office:value="208">
            <text:p>208</text:p>
          </table:table-cell>
          <table:table-cell table:style-name="ce80" table:formula="of:=4*(POWER([.$A$36]-[.$A30];2)+POWER([.AZ$1]-[.$AU$1];2))" office:value-type="float" office:value="244">
            <text:p>244</text:p>
          </table:table-cell>
          <table:table-cell table:style-name="ce80" table:formula="of:=4*(POWER([.$A$36]-[.$A30];2)+POWER([.BA$1]-[.$AU$1];2))" office:value-type="float" office:value="288">
            <text:p>288</text:p>
          </table:table-cell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6"/>
          <table:table-cell/>
          <table:table-cell table:style-name="ce69"/>
          <table:table-cell/>
          <table:table-cell table:style-name="ce8" table:number-columns-repeated="7"/>
          <table:table-cell table:style-name="ce81" table:formula="of:=4*(POWER([.$A$36]-[.$A31];2)+POWER([.AT$1]-[.$AT$1];2))" office:value-type="float" office:value="100">
            <text:p>100</text:p>
          </table:table-cell>
          <table:table-cell table:style-name="ce80" table:formula="of:=4*(POWER([.$A$36]-[.$A31];2)+POWER([.AU$1]-[.$AU$1];2))" office:value-type="float" office:value="100">
            <text:p>100</text:p>
          </table:table-cell>
          <table:table-cell table:style-name="ce80" table:formula="of:=4*(POWER([.$A$36]-[.$A31];2)+POWER([.AV$1]-[.$AU$1];2))" office:value-type="float" office:value="104">
            <text:p>104</text:p>
          </table:table-cell>
          <table:table-cell table:style-name="ce80" table:formula="of:=4*(POWER([.$A$36]-[.$A31];2)+POWER([.AW$1]-[.$AU$1];2))" office:value-type="float" office:value="116">
            <text:p>116</text:p>
          </table:table-cell>
          <table:table-cell table:style-name="ce80" table:formula="of:=4*(POWER([.$A$36]-[.$A31];2)+POWER([.AX$1]-[.$AU$1];2))" office:value-type="float" office:value="136">
            <text:p>136</text:p>
          </table:table-cell>
          <table:table-cell table:style-name="ce80" table:formula="of:=4*(POWER([.$A$36]-[.$A31];2)+POWER([.AY$1]-[.$AU$1];2))" office:value-type="float" office:value="164">
            <text:p>164</text:p>
          </table:table-cell>
          <table:table-cell table:style-name="ce80" table:formula="of:=4*(POWER([.$A$36]-[.$A31];2)+POWER([.AZ$1]-[.$AU$1];2))" office:value-type="float" office:value="200">
            <text:p>200</text:p>
          </table:table-cell>
          <table:table-cell table:style-name="ce80" table:number-columns-repeated="2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1" table:formula="of:=4*(POWER([.$A$36]-[.$A32];2)+POWER([.AT$1]-[.$AT$1];2))" office:value-type="float" office:value="64">
            <text:p>64</text:p>
          </table:table-cell>
          <table:table-cell table:style-name="ce80" table:formula="of:=4*(POWER([.$A$36]-[.$A32];2)+POWER([.AU$1]-[.$AU$1];2))" office:value-type="float" office:value="64">
            <text:p>64</text:p>
          </table:table-cell>
          <table:table-cell table:style-name="ce80" table:formula="of:=4*(POWER([.$A$36]-[.$A32];2)+POWER([.AV$1]-[.$AU$1];2))" office:value-type="float" office:value="68">
            <text:p>68</text:p>
          </table:table-cell>
          <table:table-cell table:style-name="ce80" table:formula="of:=4*(POWER([.$A$36]-[.$A32];2)+POWER([.AW$1]-[.$AU$1];2))" office:value-type="float" office:value="80">
            <text:p>80</text:p>
          </table:table-cell>
          <table:table-cell table:style-name="ce80" table:formula="of:=4*(POWER([.$A$36]-[.$A32];2)+POWER([.AX$1]-[.$AU$1];2))" office:value-type="float" office:value="100">
            <text:p>100</text:p>
          </table:table-cell>
          <table:table-cell table:style-name="ce80" table:formula="of:=4*(POWER([.$A$36]-[.$A32];2)+POWER([.AY$1]-[.$AU$1];2))" office:value-type="float" office:value="128">
            <text:p>128</text:p>
          </table:table-cell>
          <table:table-cell table:style-name="ce80" table:number-columns-repeated="4"/>
          <table:table-cell table:number-columns-repeated="2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6"/>
          <table:table-cell/>
          <table:table-cell table:style-name="ce69"/>
          <table:table-cell table:style-name="ce8" table:number-columns-repeated="8"/>
          <table:table-cell table:style-name="ce81" table:formula="of:=4*(POWER([.$A$36]-[.$A33];2)+POWER([.AT$1]-[.$AT$1];2))" office:value-type="float" office:value="36">
            <text:p>36</text:p>
          </table:table-cell>
          <table:table-cell table:style-name="ce80" table:formula="of:=4*(POWER([.$A$36]-[.$A33];2)+POWER([.AU$1]-[.$AU$1];2))" office:value-type="float" office:value="36">
            <text:p>36</text:p>
          </table:table-cell>
          <table:table-cell table:style-name="ce80" table:formula="of:=4*(POWER([.$A$36]-[.$A33];2)+POWER([.AV$1]-[.$AU$1];2))" office:value-type="float" office:value="40">
            <text:p>40</text:p>
          </table:table-cell>
          <table:table-cell table:style-name="ce80" table:formula="of:=4*(POWER([.$A$36]-[.$A33];2)+POWER([.AW$1]-[.$AU$1];2))" office:value-type="float" office:value="52">
            <text:p>52</text:p>
          </table:table-cell>
          <table:table-cell table:style-name="ce80" table:formula="of:=4*(POWER([.$A$36]-[.$A33];2)+POWER([.AX$1]-[.$AU$1];2))" office:value-type="float" office:value="72">
            <text:p>72</text:p>
          </table:table-cell>
          <table:table-cell table:style-name="ce80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4"/>
          <table:table-cell/>
          <table:table-cell table:style-name="ce69"/>
          <table:table-cell table:style-name="ce8" table:number-columns-repeated="8"/>
          <table:table-cell table:style-name="ce81" table:formula="of:=4*(POWER([.$A$36]-[.$A34];2)+POWER([.AT$1]-[.$AT$1];2))" office:value-type="float" office:value="16">
            <text:p>16</text:p>
          </table:table-cell>
          <table:table-cell table:style-name="ce80" table:formula="of:=4*(POWER([.$A$36]-[.$A34];2)+POWER([.AU$1]-[.$AU$1];2))" office:value-type="float" office:value="16">
            <text:p>16</text:p>
          </table:table-cell>
          <table:table-cell table:style-name="ce80" table:formula="of:=4*(POWER([.$A$36]-[.$A34];2)+POWER([.AV$1]-[.$AU$1];2))" office:value-type="float" office:value="20">
            <text:p>20</text:p>
          </table:table-cell>
          <table:table-cell table:style-name="ce80" table:formula="of:=4*(POWER([.$A$36]-[.$A34];2)+POWER([.AW$1]-[.$AU$1];2))" office:value-type="float" office:value="32">
            <text:p>32</text:p>
          </table:table-cell>
          <table:table-cell table:style-name="ce80" table:number-columns-repeated="6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4"/>
          <table:table-cell/>
          <table:table-cell table:style-name="ce80"/>
          <table:table-cell table:style-name="ce8" table:number-columns-repeated="8"/>
          <table:table-cell table:style-name="ce81" table:formula="of:=4*(POWER([.$A$36]-[.$A35];2)+POWER([.AT$1]-[.$AT$1];2))" office:value-type="float" office:value="4">
            <text:p>4</text:p>
          </table:table-cell>
          <table:table-cell table:style-name="ce80" table:formula="of:=4*(POWER([.$A$36]-[.$A35];2)+POWER([.AU$1]-[.$AU$1];2))" office:value-type="float" office:value="4">
            <text:p>4</text:p>
          </table:table-cell>
          <table:table-cell table:style-name="ce80" table:formula="of:=4*(POWER([.$A$36]-[.$A35];2)+POWER([.AV$1]-[.$AU$1];2))" office:value-type="float" office:value="8">
            <text:p>8</text:p>
          </table:table-cell>
          <table:table-cell table:style-name="ce80" table:number-columns-repeated="7"/>
          <table:table-cell table:style-name="ce8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2"/>
          <table:table-cell/>
          <table:table-cell table:style-name="ce80"/>
          <table:table-cell table:style-name="ce8" table:number-columns-repeated="8"/>
          <table:table-cell table:style-name="ce81" table:formula="of:=4*(POWER([.$A$36]-[.$A36];2)+POWER([.AT$1]-[.$AT$1];2))" office:value-type="float" office:value="0">
            <text:p>0</text:p>
          </table:table-cell>
          <table:table-cell table:style-name="ce80" table:formula="of:=4*(POWER([.$A$36]-[.$A36];2)+POWER([.AU$1]-[.$AU$1];2))" office:value-type="float" office:value="0">
            <text:p>0</text:p>
          </table:table-cell>
          <table:table-cell table:style-name="ce80" table:formula="of:=4*(POWER([.$A$36]-[.$A36];2)+POWER([.AV$1]-[.$AU$1];2))" office:value-type="float" office:value="4">
            <text:p>4</text:p>
          </table:table-cell>
          <table:table-cell table:style-name="ce80" table:formula="of:=4*(POWER([.$A$36]-[.$A36];2)+POWER([.AW$1]-[.$AU$1];2))" office:value-type="float" office:value="16">
            <text:p>16</text:p>
          </table:table-cell>
          <table:table-cell table:style-name="ce80" table:formula="of:=4*(POWER([.$A$36]-[.$A36];2)+POWER([.AX$1]-[.$AU$1];2))" office:value-type="float" office:value="36">
            <text:p>36</text:p>
          </table:table-cell>
          <table:table-cell table:style-name="ce80" table:formula="of:=4*(POWER([.$A$36]-[.$A36];2)+POWER([.AY$1]-[.$AU$1];2))" office:value-type="float" office:value="64">
            <text:p>64</text:p>
          </table:table-cell>
          <table:table-cell table:style-name="ce80" table:formula="of:=4*(POWER([.$A$36]-[.$A36];2)+POWER([.AZ$1]-[.$AU$1];2))" office:value-type="float" office:value="100">
            <text:p>100</text:p>
          </table:table-cell>
          <table:table-cell table:style-name="ce80" table:formula="of:=4*(POWER([.$A$36]-[.$A36];2)+POWER([.BA$1]-[.$AU$1];2))" office:value-type="float" office:value="144">
            <text:p>144</text:p>
          </table:table-cell>
          <table:table-cell table:style-name="ce80" table:formula="of:=4*(POWER([.$A$36]-[.$A36];2)+POWER([.BB$1]-[.$AU$1];2))" office:value-type="float" office:value="196">
            <text:p>196</text:p>
          </table:table-cell>
          <table:table-cell table:style-name="ce80" table:formula="of:=4*(POWER([.$A$36]-[.$A36];2)+POWER([.BC$1]-[.$AU$1];2))" office:value-type="float" office:value="256">
            <text:p>256</text:p>
          </table:table-cell>
          <table:table-cell table:style-name="ce80" table:formula="of:=4*(POWER([.$A$36]-[.$A36];2)+POWER([.BD$1]-[.$AU$1];2))" office:value-type="float" office:value="324">
            <text:p>324</text:p>
          </table:table-cell>
          <table:table-cell table:style-name="ce69" table:formula="of:=4*(POWER([.$A$36]-[.$A36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16"/>
          <table:table-cell table:style-name="ce76" table:formula="of:=4*(POWER([.$A$52]-[.$A37];2)+POWER([.R$1]-[.$R$1];2))" office:value-type="float" office:value="900">
            <text:p>900</text:p>
          </table:table-cell>
          <table:table-cell table:style-name="ce69" table:formula="of:=4*(POWER([.$A$52]-[.$A37];2)+POWER([.S$1]-[.$S$1];2))" office:value-type="float" office:value="900">
            <text:p>900</text:p>
          </table:table-cell>
          <table:table-cell table:style-name="ce69" table:formula="of:=4*(POWER([.$A$52]-[.$A37];2)+POWER([.T$1]-[.$S$1];2))" office:value-type="float" office:value="904">
            <text:p>904</text:p>
          </table:table-cell>
          <table:table-cell table:style-name="ce69" table:formula="of:=4*(POWER([.$A$52]-[.$A37];2)+POWER([.U$1]-[.$S$1];2))" office:value-type="float" office:value="916">
            <text:p>916</text:p>
          </table:table-cell>
          <table:table-cell table:style-name="ce69" table:formula="of:=4*(POWER([.$A$52]-[.$A37];2)+POWER([.V$1]-[.$S$1];2))" office:value-type="float" office:value="936">
            <text:p>936</text:p>
          </table:table-cell>
          <table:table-cell table:style-name="ce69" table:formula="of:=4*(POWER([.$A$52]-[.$A37];2)+POWER([.W$1]-[.$S$1];2))" office:value-type="float" office:value="964">
            <text:p>964</text:p>
          </table:table-cell>
          <table:table-cell table:style-name="ce69" table:formula="of:=4*(POWER([.$A$52]-[.$A37];2)+POWER([.X$1]-[.$S$1];2))" office:value-type="float" office:value="1000">
            <text:p>1000</text:p>
          </table:table-cell>
          <table:table-cell table:style-name="ce69" table:formula="of:=4*(POWER([.$A$52]-[.$A37];2)+POWER([.Y$1]-[.$S$1];2))" office:value-type="float" office:value="1044">
            <text:p>1044</text:p>
          </table:table-cell>
          <table:table-cell table:style-name="ce69" table:formula="of:=4*(POWER([.$A$52]-[.$A37];2)+POWER([.Z$1]-[.$S$1];2))" office:value-type="float" office:value="1096">
            <text:p>1096</text:p>
          </table:table-cell>
          <table:table-cell table:style-name="ce69" table:formula="of:=4*(POWER([.$A$52]-[.$A37];2)+POWER([.AA$1]-[.$S$1];2))" office:value-type="float" office:value="1156">
            <text:p>1156</text:p>
          </table:table-cell>
          <table:table-cell table:style-name="ce69" table:formula="of:=4*(POWER([.$A$52]-[.$A37];2)+POWER([.AB$1]-[.$S$1];2))" office:value-type="float" office:value="1224">
            <text:p>1224</text:p>
          </table:table-cell>
          <table:table-cell table:style-name="ce69" table:formula="of:=4*(POWER([.$A$52]-[.$A37];2)+POWER([.AC$1]-[.$S$1];2))" office:value-type="float" office:value="1300">
            <text:p>1300</text:p>
          </table:table-cell>
          <table:table-cell table:style-name="ce69" table:formula="of:=4*(POWER([.$A$52]-[.$A37];2)+POWER([.AD$1]-[.$S$1];2))" office:value-type="float" office:value="1384">
            <text:p>1384</text:p>
          </table:table-cell>
          <table:table-cell table:style-name="ce69" table:formula="of:=4*(POWER([.$A$52]-[.$A37];2)+POWER([.AE$1]-[.$S$1];2))" office:value-type="float" office:value="1476">
            <text:p>1476</text:p>
          </table:table-cell>
          <table:table-cell table:style-name="ce69" table:formula="of:=4*(POWER([.$A$52]-[.$A37];2)+POWER([.AF$1]-[.$S$1];2))" office:value-type="float" office:value="1576">
            <text:p>1576</text:p>
          </table:table-cell>
          <table:table-cell table:style-name="ce69" table:formula="of:=4*(POWER([.$A$52]-[.$A37];2)+POWER([.AG$1]-[.$S$1];2))" office:value-type="float" office:value="1684">
            <text:p>1684</text:p>
          </table:table-cell>
          <table:table-cell table:style-name="ce69" table:formula="of:=4*(POWER([.$A$52]-[.$A37];2)+POWER([.AH$1]-[.$S$1];2))" office:value-type="float" office:value="1800">
            <text:p>1800</text:p>
          </table:table-cell>
          <table:table-cell table:style-name="ce69"/>
          <table:table-cell/>
          <table:table-cell table:style-name="ce80"/>
          <table:table-cell table:style-name="ce8" table:number-columns-repeated="8"/>
          <table:table-cell table:style-name="ce81" table:formula="of:=4*(POWER([.$A$37]-[.$A37];2)+POWER([.AT$1]-[.$AT$1];2))" office:value-type="float" office:value="0">
            <text:p>0</text:p>
          </table:table-cell>
          <table:table-cell table:style-name="ce81" table:formula="of:=4*(POWER([.$A$37]-[.$A37];2)+POWER([.AU$1]-[.$AU$1];2))" office:value-type="float" office:value="0">
            <text:p>0</text:p>
          </table:table-cell>
          <table:table-cell table:style-name="ce81" table:formula="of:=4*(POWER([.$A$37]-[.$A37];2)+POWER([.AV$1]-[.$AU$1];2))" office:value-type="float" office:value="4">
            <text:p>4</text:p>
          </table:table-cell>
          <table:table-cell table:style-name="ce81" table:formula="of:=4*(POWER([.$A$37]-[.$A37];2)+POWER([.AW$1]-[.$AU$1];2))" office:value-type="float" office:value="16">
            <text:p>16</text:p>
          </table:table-cell>
          <table:table-cell table:style-name="ce81" table:formula="of:=4*(POWER([.$A$37]-[.$A37];2)+POWER([.AX$1]-[.$AU$1];2))" office:value-type="float" office:value="36">
            <text:p>36</text:p>
          </table:table-cell>
          <table:table-cell table:style-name="ce81" table:formula="of:=4*(POWER([.$A$37]-[.$A37];2)+POWER([.AY$1]-[.$AU$1];2))" office:value-type="float" office:value="64">
            <text:p>64</text:p>
          </table:table-cell>
          <table:table-cell table:style-name="ce81" table:formula="of:=4*(POWER([.$A$37]-[.$A37];2)+POWER([.AZ$1]-[.$AU$1];2))" office:value-type="float" office:value="100">
            <text:p>100</text:p>
          </table:table-cell>
          <table:table-cell table:style-name="ce81" table:formula="of:=4*(POWER([.$A$37]-[.$A37];2)+POWER([.BA$1]-[.$AU$1];2))" office:value-type="float" office:value="144">
            <text:p>144</text:p>
          </table:table-cell>
          <table:table-cell table:style-name="ce81" table:formula="of:=4*(POWER([.$A$37]-[.$A37];2)+POWER([.BB$1]-[.$AU$1];2))" office:value-type="float" office:value="196">
            <text:p>196</text:p>
          </table:table-cell>
          <table:table-cell table:style-name="ce81" table:formula="of:=4*(POWER([.$A$37]-[.$A37];2)+POWER([.BC$1]-[.$AU$1];2))" office:value-type="float" office:value="256">
            <text:p>256</text:p>
          </table:table-cell>
          <table:table-cell table:style-name="ce81" table:formula="of:=4*(POWER([.$A$37]-[.$A37];2)+POWER([.BD$1]-[.$AU$1];2))" office:value-type="float" office:value="324">
            <text:p>324</text:p>
          </table:table-cell>
          <table:table-cell table:style-name="ce76" table:formula="of:=4*(POWER([.$A$37]-[.$A37];2)+POWER([.BE$1]-[.$AU$1];2))" office:value-type="float" office:value="400">
            <text:p>400</text:p>
          </table:table-cell>
          <table:table-cell table:number-columns-repeated="7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1"/>
          <table:table-cell table:style-name="ce73" table:number-columns-repeated="5"/>
          <table:table-cell table:style-name="ce77" table:formula="of:=4*(POWER([.$A$52]-[.$A38];2)+POWER([.R$1]-[.$R$1];2))" office:value-type="float" office:value="784">
            <text:p>784</text:p>
          </table:table-cell>
          <table:table-cell table:style-name="ce73" table:formula="of:=4*(POWER([.$A$52]-[.$A38];2)+POWER([.S$1]-[.$S$1];2))" office:value-type="float" office:value="784">
            <text:p>784</text:p>
          </table:table-cell>
          <table:table-cell table:style-name="ce73" table:formula="of:=4*(POWER([.$A$52]-[.$A38];2)+POWER([.T$1]-[.$S$1];2))" office:value-type="float" office:value="788">
            <text:p>788</text:p>
          </table:table-cell>
          <table:table-cell table:style-name="ce73" table:formula="of:=4*(POWER([.$A$52]-[.$A38];2)+POWER([.U$1]-[.$S$1];2))" office:value-type="float" office:value="800">
            <text:p>800</text:p>
          </table:table-cell>
          <table:table-cell table:style-name="ce73" table:formula="of:=4*(POWER([.$A$52]-[.$A38];2)+POWER([.V$1]-[.$S$1];2))" office:value-type="float" office:value="820">
            <text:p>820</text:p>
          </table:table-cell>
          <table:table-cell table:style-name="ce73" table:formula="of:=4*(POWER([.$A$52]-[.$A38];2)+POWER([.W$1]-[.$S$1];2))" office:value-type="float" office:value="848">
            <text:p>848</text:p>
          </table:table-cell>
          <table:table-cell table:style-name="ce73" table:formula="of:=4*(POWER([.$A$52]-[.$A38];2)+POWER([.X$1]-[.$S$1];2))" office:value-type="float" office:value="884">
            <text:p>884</text:p>
          </table:table-cell>
          <table:table-cell table:style-name="ce69" table:formula="of:=4*(POWER([.$A$52]-[.$A38];2)+POWER([.Y$1]-[.$S$1];2))" office:value-type="float" office:value="928">
            <text:p>928</text:p>
          </table:table-cell>
          <table:table-cell table:style-name="ce69" table:formula="of:=4*(POWER([.$A$52]-[.$A38];2)+POWER([.Z$1]-[.$S$1];2))" office:value-type="float" office:value="980">
            <text:p>980</text:p>
          </table:table-cell>
          <table:table-cell table:style-name="ce69" table:formula="of:=4*(POWER([.$A$52]-[.$A38];2)+POWER([.AA$1]-[.$S$1];2))" office:value-type="float" office:value="1040">
            <text:p>1040</text:p>
          </table:table-cell>
          <table:table-cell table:style-name="ce69" table:formula="of:=4*(POWER([.$A$52]-[.$A38];2)+POWER([.AB$1]-[.$S$1];2))" office:value-type="float" office:value="1108">
            <text:p>1108</text:p>
          </table:table-cell>
          <table:table-cell table:style-name="ce69" table:formula="of:=4*(POWER([.$A$52]-[.$A38];2)+POWER([.AC$1]-[.$S$1];2))" office:value-type="float" office:value="1184">
            <text:p>1184</text:p>
          </table:table-cell>
          <table:table-cell table:style-name="ce69" table:formula="of:=4*(POWER([.$A$52]-[.$A38];2)+POWER([.AD$1]-[.$S$1];2))" office:value-type="float" office:value="1268">
            <text:p>1268</text:p>
          </table:table-cell>
          <table:table-cell table:style-name="ce69" table:formula="of:=4*(POWER([.$A$52]-[.$A38];2)+POWER([.AE$1]-[.$S$1];2))" office:value-type="float" office:value="1360">
            <text:p>1360</text:p>
          </table:table-cell>
          <table:table-cell table:style-name="ce69" table:formula="of:=4*(POWER([.$A$52]-[.$A38];2)+POWER([.AF$1]-[.$S$1];2))" office:value-type="float" office:value="1460">
            <text:p>1460</text:p>
          </table:table-cell>
          <table:table-cell table:style-name="ce69" table:formula="of:=4*(POWER([.$A$52]-[.$A38];2)+POWER([.AG$1]-[.$S$1];2))" office:value-type="float" office:value="1568">
            <text:p>1568</text:p>
          </table:table-cell>
          <table:table-cell table:style-name="ce69"/>
          <table:table-cell table:style-name="ce79"/>
          <table:table-cell table:style-name="ce69"/>
          <table:table-cell table:style-name="ce8" table:number-columns-repeated="20"/>
          <table:table-cell table:number-columns-repeated="8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9"/>
          <table:table-cell table:style-name="ce73" table:number-columns-repeated="7"/>
          <table:table-cell table:style-name="ce77" table:formula="of:=4*(POWER([.$A$52]-[.$A39];2)+POWER([.R$1]-[.$R$1];2))" office:value-type="float" office:value="676">
            <text:p>676</text:p>
          </table:table-cell>
          <table:table-cell table:style-name="ce73" table:formula="of:=4*(POWER([.$A$52]-[.$A39];2)+POWER([.S$1]-[.$S$1];2))" office:value-type="float" office:value="676">
            <text:p>676</text:p>
          </table:table-cell>
          <table:table-cell table:style-name="ce73" table:formula="of:=4*(POWER([.$A$52]-[.$A39];2)+POWER([.T$1]-[.$S$1];2))" office:value-type="float" office:value="680">
            <text:p>680</text:p>
          </table:table-cell>
          <table:table-cell table:style-name="ce73" table:formula="of:=4*(POWER([.$A$52]-[.$A39];2)+POWER([.U$1]-[.$S$1];2))" office:value-type="float" office:value="692">
            <text:p>692</text:p>
          </table:table-cell>
          <table:table-cell table:style-name="ce73" table:formula="of:=4*(POWER([.$A$52]-[.$A39];2)+POWER([.V$1]-[.$S$1];2))" office:value-type="float" office:value="712">
            <text:p>712</text:p>
          </table:table-cell>
          <table:table-cell table:style-name="ce73" table:formula="of:=4*(POWER([.$A$52]-[.$A39];2)+POWER([.W$1]-[.$S$1];2))" office:value-type="float" office:value="740">
            <text:p>740</text:p>
          </table:table-cell>
          <table:table-cell table:style-name="ce73" table:formula="of:=4*(POWER([.$A$52]-[.$A39];2)+POWER([.X$1]-[.$S$1];2))" office:value-type="float" office:value="776">
            <text:p>776</text:p>
          </table:table-cell>
          <table:table-cell table:style-name="ce73" table:formula="of:=4*(POWER([.$A$52]-[.$A39];2)+POWER([.Y$1]-[.$S$1];2))" office:value-type="float" office:value="820">
            <text:p>820</text:p>
          </table:table-cell>
          <table:table-cell table:style-name="ce73" table:formula="of:=4*(POWER([.$A$52]-[.$A39];2)+POWER([.Z$1]-[.$S$1];2))" office:value-type="float" office:value="872">
            <text:p>872</text:p>
          </table:table-cell>
          <table:table-cell table:style-name="ce69" table:formula="of:=4*(POWER([.$A$52]-[.$A39];2)+POWER([.AA$1]-[.$S$1];2))" office:value-type="float" office:value="932">
            <text:p>932</text:p>
          </table:table-cell>
          <table:table-cell table:style-name="ce69" table:formula="of:=4*(POWER([.$A$52]-[.$A39];2)+POWER([.AB$1]-[.$S$1];2))" office:value-type="float" office:value="1000">
            <text:p>1000</text:p>
          </table:table-cell>
          <table:table-cell table:style-name="ce69" table:formula="of:=4*(POWER([.$A$52]-[.$A39];2)+POWER([.AC$1]-[.$S$1];2))" office:value-type="float" office:value="1076">
            <text:p>1076</text:p>
          </table:table-cell>
          <table:table-cell table:style-name="ce69" table:formula="of:=4*(POWER([.$A$52]-[.$A39];2)+POWER([.AD$1]-[.$S$1];2))" office:value-type="float" office:value="1160">
            <text:p>1160</text:p>
          </table:table-cell>
          <table:table-cell table:style-name="ce69" table:formula="of:=4*(POWER([.$A$52]-[.$A39];2)+POWER([.AE$1]-[.$S$1];2))" office:value-type="float" office:value="1252">
            <text:p>1252</text:p>
          </table:table-cell>
          <table:table-cell table:style-name="ce69" table:formula="of:=4*(POWER([.$A$52]-[.$A39];2)+POWER([.AF$1]-[.$S$1];2))" office:value-type="float" office:value="1352">
            <text:p>1352</text:p>
          </table:table-cell>
          <table:table-cell table:style-name="ce69" table:number-columns-repeated="2"/>
          <table:table-cell table:style-name="ce79"/>
          <table:table-cell table:style-name="ce69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8"/>
          <table:table-cell table:style-name="ce73" table:number-columns-repeated="8"/>
          <table:table-cell table:style-name="ce77" table:formula="of:=4*(POWER([.$A$52]-[.$A40];2)+POWER([.R$1]-[.$R$1];2))" office:value-type="float" office:value="576">
            <text:p>576</text:p>
          </table:table-cell>
          <table:table-cell table:style-name="ce73" table:formula="of:=4*(POWER([.$A$52]-[.$A40];2)+POWER([.S$1]-[.$S$1];2))" office:value-type="float" office:value="576">
            <text:p>576</text:p>
          </table:table-cell>
          <table:table-cell table:style-name="ce73" table:formula="of:=4*(POWER([.$A$52]-[.$A40];2)+POWER([.T$1]-[.$S$1];2))" office:value-type="float" office:value="580">
            <text:p>580</text:p>
          </table:table-cell>
          <table:table-cell table:style-name="ce73" table:formula="of:=4*(POWER([.$A$52]-[.$A40];2)+POWER([.U$1]-[.$S$1];2))" office:value-type="float" office:value="592">
            <text:p>592</text:p>
          </table:table-cell>
          <table:table-cell table:style-name="ce73" table:formula="of:=4*(POWER([.$A$52]-[.$A40];2)+POWER([.V$1]-[.$S$1];2))" office:value-type="float" office:value="612">
            <text:p>612</text:p>
          </table:table-cell>
          <table:table-cell table:style-name="ce73" table:formula="of:=4*(POWER([.$A$52]-[.$A40];2)+POWER([.W$1]-[.$S$1];2))" office:value-type="float" office:value="640">
            <text:p>640</text:p>
          </table:table-cell>
          <table:table-cell table:style-name="ce73" table:formula="of:=4*(POWER([.$A$52]-[.$A40];2)+POWER([.X$1]-[.$S$1];2))" office:value-type="float" office:value="676">
            <text:p>676</text:p>
          </table:table-cell>
          <table:table-cell table:style-name="ce73" table:formula="of:=4*(POWER([.$A$52]-[.$A40];2)+POWER([.Y$1]-[.$S$1];2))" office:value-type="float" office:value="720">
            <text:p>720</text:p>
          </table:table-cell>
          <table:table-cell table:style-name="ce73" table:formula="of:=4*(POWER([.$A$52]-[.$A40];2)+POWER([.Z$1]-[.$S$1];2))" office:value-type="float" office:value="772">
            <text:p>772</text:p>
          </table:table-cell>
          <table:table-cell table:style-name="ce73" table:formula="of:=4*(POWER([.$A$52]-[.$A40];2)+POWER([.AA$1]-[.$S$1];2))" office:value-type="float" office:value="832">
            <text:p>832</text:p>
          </table:table-cell>
          <table:table-cell table:style-name="ce69" table:formula="of:=4*(POWER([.$A$52]-[.$A40];2)+POWER([.AB$1]-[.$S$1];2))" office:value-type="float" office:value="900">
            <text:p>900</text:p>
          </table:table-cell>
          <table:table-cell table:style-name="ce69" table:formula="of:=4*(POWER([.$A$52]-[.$A40];2)+POWER([.AC$1]-[.$S$1];2))" office:value-type="float" office:value="976">
            <text:p>976</text:p>
          </table:table-cell>
          <table:table-cell table:style-name="ce69" table:formula="of:=4*(POWER([.$A$52]-[.$A40];2)+POWER([.AD$1]-[.$S$1];2))" office:value-type="float" office:value="1060">
            <text:p>1060</text:p>
          </table:table-cell>
          <table:table-cell table:style-name="ce69" table:formula="of:=4*(POWER([.$A$52]-[.$A40];2)+POWER([.AE$1]-[.$S$1];2))" office:value-type="float" office:value="1152">
            <text:p>1152</text:p>
          </table:table-cell>
          <table:table-cell table:style-name="ce69" table:number-columns-repeated="5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6"/>
          <table:table-cell table:style-name="ce73" table:number-columns-repeated="10"/>
          <table:table-cell table:style-name="ce77" table:formula="of:=4*(POWER([.$A$52]-[.$A41];2)+POWER([.R$1]-[.$R$1];2))" office:value-type="float" office:value="484">
            <text:p>484</text:p>
          </table:table-cell>
          <table:table-cell table:style-name="ce73" table:formula="of:=4*(POWER([.$A$52]-[.$A41];2)+POWER([.S$1]-[.$S$1];2))" office:value-type="float" office:value="484">
            <text:p>484</text:p>
          </table:table-cell>
          <table:table-cell table:style-name="ce73" table:formula="of:=4*(POWER([.$A$52]-[.$A41];2)+POWER([.T$1]-[.$S$1];2))" office:value-type="float" office:value="488">
            <text:p>488</text:p>
          </table:table-cell>
          <table:table-cell table:style-name="ce73" table:formula="of:=4*(POWER([.$A$52]-[.$A41];2)+POWER([.U$1]-[.$S$1];2))" office:value-type="float" office:value="500">
            <text:p>500</text:p>
          </table:table-cell>
          <table:table-cell table:style-name="ce73" table:formula="of:=4*(POWER([.$A$52]-[.$A41];2)+POWER([.V$1]-[.$S$1];2))" office:value-type="float" office:value="520">
            <text:p>520</text:p>
          </table:table-cell>
          <table:table-cell table:style-name="ce73" table:formula="of:=4*(POWER([.$A$52]-[.$A41];2)+POWER([.W$1]-[.$S$1];2))" office:value-type="float" office:value="548">
            <text:p>548</text:p>
          </table:table-cell>
          <table:table-cell table:style-name="ce73" table:formula="of:=4*(POWER([.$A$52]-[.$A41];2)+POWER([.X$1]-[.$S$1];2))" office:value-type="float" office:value="584">
            <text:p>584</text:p>
          </table:table-cell>
          <table:table-cell table:style-name="ce73" table:formula="of:=4*(POWER([.$A$52]-[.$A41];2)+POWER([.Y$1]-[.$S$1];2))" office:value-type="float" office:value="628">
            <text:p>628</text:p>
          </table:table-cell>
          <table:table-cell table:style-name="ce73" table:formula="of:=4*(POWER([.$A$52]-[.$A41];2)+POWER([.Z$1]-[.$S$1];2))" office:value-type="float" office:value="680">
            <text:p>680</text:p>
          </table:table-cell>
          <table:table-cell table:style-name="ce73" table:formula="of:=4*(POWER([.$A$52]-[.$A41];2)+POWER([.AA$1]-[.$S$1];2))" office:value-type="float" office:value="740">
            <text:p>740</text:p>
          </table:table-cell>
          <table:table-cell table:style-name="ce73" table:formula="of:=4*(POWER([.$A$52]-[.$A41];2)+POWER([.AB$1]-[.$S$1];2))" office:value-type="float" office:value="808">
            <text:p>808</text:p>
          </table:table-cell>
          <table:table-cell table:style-name="ce73" table:formula="of:=4*(POWER([.$A$52]-[.$A41];2)+POWER([.AC$1]-[.$S$1];2))" office:value-type="float" office:value="884">
            <text:p>884</text:p>
          </table:table-cell>
          <table:table-cell table:style-name="ce69" table:formula="of:=4*(POWER([.$A$52]-[.$A41];2)+POWER([.AD$1]-[.$S$1];2))" office:value-type="float" office:value="968">
            <text:p>968</text:p>
          </table:table-cell>
          <table:table-cell table:style-name="ce69" table:number-columns-repeated="6"/>
          <table:table-cell/>
          <table:table-cell table:style-name="ce8" table:number-columns-repeated="1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2];2)+POWER([.R$1]-[.$R$1];2))" office:value-type="float" office:value="400">
            <text:p>400</text:p>
          </table:table-cell>
          <table:table-cell table:style-name="ce73" table:formula="of:=4*(POWER([.$A$52]-[.$A42];2)+POWER([.S$1]-[.$S$1];2))" office:value-type="float" office:value="400">
            <text:p>400</text:p>
          </table:table-cell>
          <table:table-cell table:style-name="ce73" table:formula="of:=4*(POWER([.$A$52]-[.$A42];2)+POWER([.T$1]-[.$S$1];2))" office:value-type="float" office:value="404">
            <text:p>404</text:p>
          </table:table-cell>
          <table:table-cell table:style-name="ce73" table:formula="of:=4*(POWER([.$A$52]-[.$A42];2)+POWER([.U$1]-[.$S$1];2))" office:value-type="float" office:value="416">
            <text:p>416</text:p>
          </table:table-cell>
          <table:table-cell table:style-name="ce73" table:formula="of:=4*(POWER([.$A$52]-[.$A42];2)+POWER([.V$1]-[.$S$1];2))" office:value-type="float" office:value="436">
            <text:p>436</text:p>
          </table:table-cell>
          <table:table-cell table:style-name="ce73" table:formula="of:=4*(POWER([.$A$52]-[.$A42];2)+POWER([.W$1]-[.$S$1];2))" office:value-type="float" office:value="464">
            <text:p>464</text:p>
          </table:table-cell>
          <table:table-cell table:style-name="ce73" table:formula="of:=4*(POWER([.$A$52]-[.$A42];2)+POWER([.X$1]-[.$S$1];2))" office:value-type="float" office:value="500">
            <text:p>500</text:p>
          </table:table-cell>
          <table:table-cell table:style-name="ce73" table:formula="of:=4*(POWER([.$A$52]-[.$A42];2)+POWER([.Y$1]-[.$S$1];2))" office:value-type="float" office:value="544">
            <text:p>544</text:p>
          </table:table-cell>
          <table:table-cell table:style-name="ce73" table:formula="of:=4*(POWER([.$A$52]-[.$A42];2)+POWER([.Z$1]-[.$S$1];2))" office:value-type="float" office:value="596">
            <text:p>596</text:p>
          </table:table-cell>
          <table:table-cell table:style-name="ce73" table:formula="of:=4*(POWER([.$A$52]-[.$A42];2)+POWER([.AA$1]-[.$S$1];2))" office:value-type="float" office:value="656">
            <text:p>656</text:p>
          </table:table-cell>
          <table:table-cell table:style-name="ce73" table:formula="of:=4*(POWER([.$A$52]-[.$A42];2)+POWER([.AB$1]-[.$S$1];2))" office:value-type="float" office:value="724">
            <text:p>724</text:p>
          </table:table-cell>
          <table:table-cell table:style-name="ce73" table:formula="of:=4*(POWER([.$A$52]-[.$A42];2)+POWER([.AC$1]-[.$S$1];2))" office:value-type="float" office:value="800">
            <text:p>800</text:p>
          </table:table-cell>
          <table:table-cell table:style-name="ce73"/>
          <table:table-cell table:style-name="ce69" table:number-columns-repeated="6"/>
          <table:table-cell table:number-columns-repeated="2"/>
          <table:table-cell table:style-name="ce8" table:number-columns-repeated="16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3" table:number-columns-repeated="11"/>
          <table:table-cell table:style-name="ce77" table:formula="of:=4*(POWER([.$A$52]-[.$A43];2)+POWER([.R$1]-[.$R$1];2))" office:value-type="float" office:value="324">
            <text:p>324</text:p>
          </table:table-cell>
          <table:table-cell table:style-name="ce73" table:formula="of:=4*(POWER([.$A$52]-[.$A43];2)+POWER([.S$1]-[.$S$1];2))" office:value-type="float" office:value="324">
            <text:p>324</text:p>
          </table:table-cell>
          <table:table-cell table:style-name="ce73" table:formula="of:=4*(POWER([.$A$52]-[.$A43];2)+POWER([.T$1]-[.$S$1];2))" office:value-type="float" office:value="328">
            <text:p>328</text:p>
          </table:table-cell>
          <table:table-cell table:style-name="ce73" table:formula="of:=4*(POWER([.$A$52]-[.$A43];2)+POWER([.U$1]-[.$S$1];2))" office:value-type="float" office:value="340">
            <text:p>340</text:p>
          </table:table-cell>
          <table:table-cell table:style-name="ce73" table:formula="of:=4*(POWER([.$A$52]-[.$A43];2)+POWER([.V$1]-[.$S$1];2))" office:value-type="float" office:value="360">
            <text:p>360</text:p>
          </table:table-cell>
          <table:table-cell table:style-name="ce73" table:formula="of:=4*(POWER([.$A$52]-[.$A43];2)+POWER([.W$1]-[.$S$1];2))" office:value-type="float" office:value="388">
            <text:p>388</text:p>
          </table:table-cell>
          <table:table-cell table:style-name="ce73" table:formula="of:=4*(POWER([.$A$52]-[.$A43];2)+POWER([.X$1]-[.$S$1];2))" office:value-type="float" office:value="424">
            <text:p>424</text:p>
          </table:table-cell>
          <table:table-cell table:style-name="ce73" table:formula="of:=4*(POWER([.$A$52]-[.$A43];2)+POWER([.Y$1]-[.$S$1];2))" office:value-type="float" office:value="468">
            <text:p>468</text:p>
          </table:table-cell>
          <table:table-cell table:style-name="ce73" table:formula="of:=4*(POWER([.$A$52]-[.$A43];2)+POWER([.Z$1]-[.$S$1];2))" office:value-type="float" office:value="520">
            <text:p>520</text:p>
          </table:table-cell>
          <table:table-cell table:style-name="ce73" table:formula="of:=4*(POWER([.$A$52]-[.$A43];2)+POWER([.AA$1]-[.$S$1];2))" office:value-type="float" office:value="580">
            <text:p>580</text:p>
          </table:table-cell>
          <table:table-cell table:style-name="ce73" table:formula="of:=4*(POWER([.$A$52]-[.$A43];2)+POWER([.AB$1]-[.$S$1];2))" office:value-type="float" office:value="648">
            <text:p>648</text:p>
          </table:table-cell>
          <table:table-cell table:style-name="ce73" table:number-columns-repeated="2"/>
          <table:table-cell table:style-name="ce69" table:number-columns-repeated="6"/>
          <table:table-cell table:number-columns-repeated="3"/>
          <table:table-cell table:style-name="ce8" table:number-columns-repeated="14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4"/>
          <table:table-cell table:style-name="ce73" table:number-columns-repeated="12"/>
          <table:table-cell table:style-name="ce77" table:formula="of:=4*(POWER([.$A$52]-[.$A44];2)+POWER([.R$1]-[.$R$1];2))" office:value-type="float" office:value="256">
            <text:p>256</text:p>
          </table:table-cell>
          <table:table-cell table:style-name="ce73" table:formula="of:=4*(POWER([.$A$52]-[.$A44];2)+POWER([.S$1]-[.$S$1];2))" office:value-type="float" office:value="256">
            <text:p>256</text:p>
          </table:table-cell>
          <table:table-cell table:style-name="ce73" table:formula="of:=4*(POWER([.$A$52]-[.$A44];2)+POWER([.T$1]-[.$S$1];2))" office:value-type="float" office:value="260">
            <text:p>260</text:p>
          </table:table-cell>
          <table:table-cell table:style-name="ce73" table:formula="of:=4*(POWER([.$A$52]-[.$A44];2)+POWER([.U$1]-[.$S$1];2))" office:value-type="float" office:value="272">
            <text:p>272</text:p>
          </table:table-cell>
          <table:table-cell table:style-name="ce73" table:formula="of:=4*(POWER([.$A$52]-[.$A44];2)+POWER([.V$1]-[.$S$1];2))" office:value-type="float" office:value="292">
            <text:p>292</text:p>
          </table:table-cell>
          <table:table-cell table:style-name="ce73" table:formula="of:=4*(POWER([.$A$52]-[.$A44];2)+POWER([.W$1]-[.$S$1];2))" office:value-type="float" office:value="320">
            <text:p>320</text:p>
          </table:table-cell>
          <table:table-cell table:style-name="ce73" table:formula="of:=4*(POWER([.$A$52]-[.$A44];2)+POWER([.X$1]-[.$S$1];2))" office:value-type="float" office:value="356">
            <text:p>356</text:p>
          </table:table-cell>
          <table:table-cell table:style-name="ce73" table:formula="of:=4*(POWER([.$A$52]-[.$A44];2)+POWER([.Y$1]-[.$S$1];2))" office:value-type="float" office:value="400">
            <text:p>400</text:p>
          </table:table-cell>
          <table:table-cell table:style-name="ce73" table:formula="of:=4*(POWER([.$A$52]-[.$A44];2)+POWER([.Z$1]-[.$S$1];2))" office:value-type="float" office:value="452">
            <text:p>452</text:p>
          </table:table-cell>
          <table:table-cell table:style-name="ce73" table:formula="of:=4*(POWER([.$A$52]-[.$A44];2)+POWER([.AA$1]-[.$S$1];2))" office:value-type="float" office:value="512">
            <text:p>512</text:p>
          </table:table-cell>
          <table:table-cell table:style-name="ce73" table:number-columns-repeated="4"/>
          <table:table-cell table:style-name="ce69" table:number-columns-repeated="5"/>
          <table:table-cell table:number-columns-repeated="4"/>
          <table:table-cell table:style-name="ce8" table:number-columns-repeated="12"/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5];2)+POWER([.R$1]-[.$R$1];2))" office:value-type="float" office:value="196">
            <text:p>196</text:p>
          </table:table-cell>
          <table:table-cell table:style-name="ce73" table:formula="of:=4*(POWER([.$A$52]-[.$A45];2)+POWER([.S$1]-[.$S$1];2))" office:value-type="float" office:value="196">
            <text:p>196</text:p>
          </table:table-cell>
          <table:table-cell table:style-name="ce73" table:formula="of:=4*(POWER([.$A$52]-[.$A45];2)+POWER([.T$1]-[.$S$1];2))" office:value-type="float" office:value="200">
            <text:p>200</text:p>
          </table:table-cell>
          <table:table-cell table:style-name="ce73" table:formula="of:=4*(POWER([.$A$52]-[.$A45];2)+POWER([.U$1]-[.$S$1];2))" office:value-type="float" office:value="212">
            <text:p>212</text:p>
          </table:table-cell>
          <table:table-cell table:style-name="ce73" table:formula="of:=4*(POWER([.$A$52]-[.$A45];2)+POWER([.V$1]-[.$S$1];2))" office:value-type="float" office:value="232">
            <text:p>232</text:p>
          </table:table-cell>
          <table:table-cell table:style-name="ce73" table:formula="of:=4*(POWER([.$A$52]-[.$A45];2)+POWER([.W$1]-[.$S$1];2))" office:value-type="float" office:value="260">
            <text:p>260</text:p>
          </table:table-cell>
          <table:table-cell table:style-name="ce73" table:formula="of:=4*(POWER([.$A$52]-[.$A45];2)+POWER([.X$1]-[.$S$1];2))" office:value-type="float" office:value="296">
            <text:p>296</text:p>
          </table:table-cell>
          <table:table-cell table:style-name="ce73" table:formula="of:=4*(POWER([.$A$52]-[.$A45];2)+POWER([.Y$1]-[.$S$1];2))" office:value-type="float" office:value="340">
            <text:p>340</text:p>
          </table:table-cell>
          <table:table-cell table:style-name="ce73" table:formula="of:=4*(POWER([.$A$52]-[.$A45];2)+POWER([.Z$1]-[.$S$1];2))" office:value-type="float" office:value="392">
            <text:p>392</text:p>
          </table:table-cell>
          <table:table-cell table:style-name="ce73" table:number-columns-repeated="6"/>
          <table:table-cell table:style-name="ce69" table:number-columns-repeated="4"/>
          <table:table-cell table:number-columns-repeated="5"/>
          <table:table-cell table:style-name="ce8" table:number-columns-repeated="10"/>
          <table:table-cell table:number-columns-repeated="13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3" table:number-columns-repeated="13"/>
          <table:table-cell table:style-name="ce77" table:formula="of:=4*(POWER([.$A$52]-[.$A46];2)+POWER([.R$1]-[.$R$1];2))" office:value-type="float" office:value="144">
            <text:p>144</text:p>
          </table:table-cell>
          <table:table-cell table:style-name="ce73" table:formula="of:=4*(POWER([.$A$52]-[.$A46];2)+POWER([.S$1]-[.$S$1];2))" office:value-type="float" office:value="144">
            <text:p>144</text:p>
          </table:table-cell>
          <table:table-cell table:style-name="ce73" table:formula="of:=4*(POWER([.$A$52]-[.$A46];2)+POWER([.T$1]-[.$S$1];2))" office:value-type="float" office:value="148">
            <text:p>148</text:p>
          </table:table-cell>
          <table:table-cell table:style-name="ce73" table:formula="of:=4*(POWER([.$A$52]-[.$A46];2)+POWER([.U$1]-[.$S$1];2))" office:value-type="float" office:value="160">
            <text:p>160</text:p>
          </table:table-cell>
          <table:table-cell table:style-name="ce73" table:formula="of:=4*(POWER([.$A$52]-[.$A46];2)+POWER([.V$1]-[.$S$1];2))" office:value-type="float" office:value="180">
            <text:p>180</text:p>
          </table:table-cell>
          <table:table-cell table:style-name="ce73" table:formula="of:=4*(POWER([.$A$52]-[.$A46];2)+POWER([.W$1]-[.$S$1];2))" office:value-type="float" office:value="208">
            <text:p>208</text:p>
          </table:table-cell>
          <table:table-cell table:style-name="ce73" table:formula="of:=4*(POWER([.$A$52]-[.$A46];2)+POWER([.X$1]-[.$S$1];2))" office:value-type="float" office:value="244">
            <text:p>244</text:p>
          </table:table-cell>
          <table:table-cell table:style-name="ce73" table:formula="of:=4*(POWER([.$A$52]-[.$A46];2)+POWER([.Y$1]-[.$S$1];2))" office:value-type="float" office:value="288">
            <text:p>288</text:p>
          </table:table-cell>
          <table:table-cell table:style-name="ce73" table:number-columns-repeated="7"/>
          <table:table-cell table:style-name="ce69" table:number-columns-repeated="12"/>
          <table:table-cell table:style-name="ce80" table:number-columns-repeated="2"/>
          <table:table-cell table:style-name="ce8"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7];2)+POWER([.R$1]-[.$R$1];2))" office:value-type="float" office:value="100">
            <text:p>100</text:p>
          </table:table-cell>
          <table:table-cell table:style-name="ce73" table:formula="of:=4*(POWER([.$A$52]-[.$A47];2)+POWER([.S$1]-[.$S$1];2))" office:value-type="float" office:value="100">
            <text:p>100</text:p>
          </table:table-cell>
          <table:table-cell table:style-name="ce73" table:formula="of:=4*(POWER([.$A$52]-[.$A47];2)+POWER([.T$1]-[.$S$1];2))" office:value-type="float" office:value="104">
            <text:p>104</text:p>
          </table:table-cell>
          <table:table-cell table:style-name="ce73" table:formula="of:=4*(POWER([.$A$52]-[.$A47];2)+POWER([.U$1]-[.$S$1];2))" office:value-type="float" office:value="116">
            <text:p>116</text:p>
          </table:table-cell>
          <table:table-cell table:style-name="ce73" table:formula="of:=4*(POWER([.$A$52]-[.$A47];2)+POWER([.V$1]-[.$S$1];2))" office:value-type="float" office:value="136">
            <text:p>136</text:p>
          </table:table-cell>
          <table:table-cell table:style-name="ce73" table:formula="of:=4*(POWER([.$A$52]-[.$A47];2)+POWER([.W$1]-[.$S$1];2))" office:value-type="float" office:value="164">
            <text:p>164</text:p>
          </table:table-cell>
          <table:table-cell table:style-name="ce73" table:formula="of:=4*(POWER([.$A$52]-[.$A47];2)+POWER([.X$1]-[.$S$1];2))" office:value-type="float" office:value="200">
            <text:p>200</text:p>
          </table:table-cell>
          <table:table-cell table:style-name="ce73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8];2)+POWER([.R$1]-[.$R$1];2))" office:value-type="float" office:value="64">
            <text:p>64</text:p>
          </table:table-cell>
          <table:table-cell table:style-name="ce73" table:formula="of:=4*(POWER([.$A$52]-[.$A48];2)+POWER([.S$1]-[.$S$1];2))" office:value-type="float" office:value="64">
            <text:p>64</text:p>
          </table:table-cell>
          <table:table-cell table:style-name="ce73" table:formula="of:=4*(POWER([.$A$52]-[.$A48];2)+POWER([.T$1]-[.$S$1];2))" office:value-type="float" office:value="68">
            <text:p>68</text:p>
          </table:table-cell>
          <table:table-cell table:style-name="ce73" table:formula="of:=4*(POWER([.$A$52]-[.$A48];2)+POWER([.U$1]-[.$S$1];2))" office:value-type="float" office:value="80">
            <text:p>80</text:p>
          </table:table-cell>
          <table:table-cell table:style-name="ce73" table:formula="of:=4*(POWER([.$A$52]-[.$A48];2)+POWER([.V$1]-[.$S$1];2))" office:value-type="float" office:value="100">
            <text:p>100</text:p>
          </table:table-cell>
          <table:table-cell table:style-name="ce73" table:formula="of:=4*(POWER([.$A$52]-[.$A48];2)+POWER([.W$1]-[.$S$1];2))" office:value-type="float" office:value="128">
            <text:p>128</text:p>
          </table:table-cell>
          <table:table-cell table:style-name="ce73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49];2)+POWER([.R$1]-[.$R$1];2))" office:value-type="float" office:value="36">
            <text:p>36</text:p>
          </table:table-cell>
          <table:table-cell table:style-name="ce73" table:formula="of:=4*(POWER([.$A$52]-[.$A49];2)+POWER([.S$1]-[.$S$1];2))" office:value-type="float" office:value="36">
            <text:p>36</text:p>
          </table:table-cell>
          <table:table-cell table:style-name="ce73" table:formula="of:=4*(POWER([.$A$52]-[.$A49];2)+POWER([.T$1]-[.$S$1];2))" office:value-type="float" office:value="40">
            <text:p>40</text:p>
          </table:table-cell>
          <table:table-cell table:style-name="ce73" table:formula="of:=4*(POWER([.$A$52]-[.$A49];2)+POWER([.U$1]-[.$S$1];2))" office:value-type="float" office:value="52">
            <text:p>52</text:p>
          </table:table-cell>
          <table:table-cell table:style-name="ce73" table:formula="of:=4*(POWER([.$A$52]-[.$A49];2)+POWER([.V$1]-[.$S$1];2))" office:value-type="float" office:value="72">
            <text:p>72</text:p>
          </table:table-cell>
          <table:table-cell table:style-name="ce73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0];2)+POWER([.R$1]-[.$R$1];2))" office:value-type="float" office:value="16">
            <text:p>16</text:p>
          </table:table-cell>
          <table:table-cell table:style-name="ce73" table:formula="of:=4*(POWER([.$A$52]-[.$A50];2)+POWER([.S$1]-[.$S$1];2))" office:value-type="float" office:value="16">
            <text:p>16</text:p>
          </table:table-cell>
          <table:table-cell table:style-name="ce73" table:formula="of:=4*(POWER([.$A$52]-[.$A50];2)+POWER([.T$1]-[.$S$1];2))" office:value-type="float" office:value="20">
            <text:p>20</text:p>
          </table:table-cell>
          <table:table-cell table:style-name="ce73" table:formula="of:=4*(POWER([.$A$52]-[.$A50];2)+POWER([.U$1]-[.$S$1];2))" office:value-type="float" office:value="32">
            <text:p>32</text:p>
          </table:table-cell>
          <table:table-cell table:style-name="ce73" table:number-columns-repeated="12"/>
          <table:table-cell table:style-name="ce69" table:number-columns-repeated="967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1];2)+POWER([.R$1]-[.$R$1];2))" office:value-type="float" office:value="4">
            <text:p>4</text:p>
          </table:table-cell>
          <table:table-cell table:style-name="ce73" table:formula="of:=4*(POWER([.$A$52]-[.$A51];2)+POWER([.S$1]-[.$S$1];2))" office:value-type="float" office:value="4">
            <text:p>4</text:p>
          </table:table-cell>
          <table:table-cell table:style-name="ce73" table:formula="of:=4*(POWER([.$A$52]-[.$A51];2)+POWER([.T$1]-[.$S$1];2))" office:value-type="float" office:value="8">
            <text:p>8</text:p>
          </table:table-cell>
          <table:table-cell table:style-name="ce73" table:number-columns-repeated="13"/>
          <table:table-cell table:style-name="ce69" table:number-columns-repeated="967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2]-[.$A52];2)+POWER([.R$1]-[.$R$1];2))" office:value-type="float" office:value="0">
            <text:p>0</text:p>
          </table:table-cell>
          <table:table-cell table:style-name="ce73" table:formula="of:=4*(POWER([.$A$52]-[.$A52];2)+POWER([.S$1]-[.$S$1];2))" office:value-type="float" office:value="0">
            <text:p>0</text:p>
          </table:table-cell>
          <table:table-cell table:style-name="ce73" table:formula="of:=4*(POWER([.$A$52]-[.$A52];2)+POWER([.T$1]-[.$S$1];2))" office:value-type="float" office:value="4">
            <text:p>4</text:p>
          </table:table-cell>
          <table:table-cell table:style-name="ce73" table:formula="of:=4*(POWER([.$A$52]-[.$A52];2)+POWER([.U$1]-[.$S$1];2))" office:value-type="float" office:value="16">
            <text:p>16</text:p>
          </table:table-cell>
          <table:table-cell table:style-name="ce73" table:formula="of:=4*(POWER([.$A$52]-[.$A52];2)+POWER([.V$1]-[.$S$1];2))" office:value-type="float" office:value="36">
            <text:p>36</text:p>
          </table:table-cell>
          <table:table-cell table:style-name="ce73" table:formula="of:=4*(POWER([.$A$52]-[.$A52];2)+POWER([.W$1]-[.$S$1];2))" office:value-type="float" office:value="64">
            <text:p>64</text:p>
          </table:table-cell>
          <table:table-cell table:style-name="ce73" table:formula="of:=4*(POWER([.$A$52]-[.$A52];2)+POWER([.X$1]-[.$S$1];2))" office:value-type="float" office:value="100">
            <text:p>100</text:p>
          </table:table-cell>
          <table:table-cell table:style-name="ce73" table:formula="of:=4*(POWER([.$A$52]-[.$A52];2)+POWER([.Y$1]-[.$S$1];2))" office:value-type="float" office:value="144">
            <text:p>144</text:p>
          </table:table-cell>
          <table:table-cell table:style-name="ce73" table:formula="of:=4*(POWER([.$A$52]-[.$A52];2)+POWER([.Z$1]-[.$S$1];2))" office:value-type="float" office:value="196">
            <text:p>196</text:p>
          </table:table-cell>
          <table:table-cell table:style-name="ce73" table:formula="of:=4*(POWER([.$A$52]-[.$A52];2)+POWER([.AA$1]-[.$S$1];2))" office:value-type="float" office:value="256">
            <text:p>256</text:p>
          </table:table-cell>
          <table:table-cell table:style-name="ce73" table:formula="of:=4*(POWER([.$A$52]-[.$A52];2)+POWER([.AB$1]-[.$S$1];2))" office:value-type="float" office:value="324">
            <text:p>324</text:p>
          </table:table-cell>
          <table:table-cell table:style-name="ce73" table:formula="of:=4*(POWER([.$A$52]-[.$A52];2)+POWER([.AC$1]-[.$S$1];2))" office:value-type="float" office:value="400">
            <text:p>400</text:p>
          </table:table-cell>
          <table:table-cell table:style-name="ce73" table:formula="of:=4*(POWER([.$A$52]-[.$A52];2)+POWER([.AD$1]-[.$S$1];2))" office:value-type="float" office:value="484">
            <text:p>484</text:p>
          </table:table-cell>
          <table:table-cell table:style-name="ce73" table:formula="of:=4*(POWER([.$A$52]-[.$A52];2)+POWER([.AE$1]-[.$S$1];2))" office:value-type="float" office:value="576">
            <text:p>576</text:p>
          </table:table-cell>
          <table:table-cell table:style-name="ce73" table:formula="of:=4*(POWER([.$A$52]-[.$A52];2)+POWER([.AF$1]-[.$S$1];2))" office:value-type="float" office:value="676">
            <text:p>676</text:p>
          </table:table-cell>
          <table:table-cell table:style-name="ce73" table:formula="of:=4*(POWER([.$A$52]-[.$A52];2)+POWER([.AG$1]-[.$S$1];2))" office:value-type="float" office:value="784">
            <text:p>784</text:p>
          </table:table-cell>
          <table:table-cell table:style-name="ce69" table:formula="of:=4*(POWER([.$A$52]-[.$A52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2"/>
          <table:table-cell table:style-name="ce73" table:number-columns-repeated="14"/>
          <table:table-cell table:style-name="ce77" table:formula="of:=4*(POWER([.$A$53]-[.$A53];2)+POWER([.R$1]-[.$R$1];2))" office:value-type="float" office:value="0">
            <text:p>0</text:p>
          </table:table-cell>
          <table:table-cell table:style-name="ce77" table:formula="of:=4*(POWER([.$A$53]-[.$A53];2)+POWER([.S$1]-[.$S$1];2))" office:value-type="float" office:value="0">
            <text:p>0</text:p>
          </table:table-cell>
          <table:table-cell table:style-name="ce77" table:formula="of:=4*(POWER([.$A$53]-[.$A53];2)+POWER([.T$1]-[.$S$1];2))" office:value-type="float" office:value="4">
            <text:p>4</text:p>
          </table:table-cell>
          <table:table-cell table:style-name="ce77" table:formula="of:=4*(POWER([.$A$53]-[.$A53];2)+POWER([.U$1]-[.$S$1];2))" office:value-type="float" office:value="16">
            <text:p>16</text:p>
          </table:table-cell>
          <table:table-cell table:style-name="ce77" table:formula="of:=4*(POWER([.$A$53]-[.$A53];2)+POWER([.V$1]-[.$S$1];2))" office:value-type="float" office:value="36">
            <text:p>36</text:p>
          </table:table-cell>
          <table:table-cell table:style-name="ce77" table:formula="of:=4*(POWER([.$A$53]-[.$A53];2)+POWER([.W$1]-[.$S$1];2))" office:value-type="float" office:value="64">
            <text:p>64</text:p>
          </table:table-cell>
          <table:table-cell table:style-name="ce77" table:formula="of:=4*(POWER([.$A$53]-[.$A53];2)+POWER([.X$1]-[.$S$1];2))" office:value-type="float" office:value="100">
            <text:p>100</text:p>
          </table:table-cell>
          <table:table-cell table:style-name="ce77" table:formula="of:=4*(POWER([.$A$53]-[.$A53];2)+POWER([.Y$1]-[.$S$1];2))" office:value-type="float" office:value="144">
            <text:p>144</text:p>
          </table:table-cell>
          <table:table-cell table:style-name="ce77" table:formula="of:=4*(POWER([.$A$53]-[.$A53];2)+POWER([.Z$1]-[.$S$1];2))" office:value-type="float" office:value="196">
            <text:p>196</text:p>
          </table:table-cell>
          <table:table-cell table:style-name="ce77" table:formula="of:=4*(POWER([.$A$53]-[.$A53];2)+POWER([.AA$1]-[.$S$1];2))" office:value-type="float" office:value="256">
            <text:p>256</text:p>
          </table:table-cell>
          <table:table-cell table:style-name="ce77" table:formula="of:=4*(POWER([.$A$53]-[.$A53];2)+POWER([.AB$1]-[.$S$1];2))" office:value-type="float" office:value="324">
            <text:p>324</text:p>
          </table:table-cell>
          <table:table-cell table:style-name="ce77" table:formula="of:=4*(POWER([.$A$53]-[.$A53];2)+POWER([.AC$1]-[.$S$1];2))" office:value-type="float" office:value="400">
            <text:p>400</text:p>
          </table:table-cell>
          <table:table-cell table:style-name="ce77" table:formula="of:=4*(POWER([.$A$53]-[.$A53];2)+POWER([.AD$1]-[.$S$1];2))" office:value-type="float" office:value="484">
            <text:p>484</text:p>
          </table:table-cell>
          <table:table-cell table:style-name="ce77" table:formula="of:=4*(POWER([.$A$53]-[.$A53];2)+POWER([.AE$1]-[.$S$1];2))" office:value-type="float" office:value="576">
            <text:p>576</text:p>
          </table:table-cell>
          <table:table-cell table:style-name="ce77" table:formula="of:=4*(POWER([.$A$53]-[.$A53];2)+POWER([.AF$1]-[.$S$1];2))" office:value-type="float" office:value="676">
            <text:p>676</text:p>
          </table:table-cell>
          <table:table-cell table:style-name="ce77" table:formula="of:=4*(POWER([.$A$53]-[.$A53];2)+POWER([.AG$1]-[.$S$1];2))" office:value-type="float" office:value="784">
            <text:p>784</text:p>
          </table:table-cell>
          <table:table-cell table:style-name="ce76" table:formula="of:=4*(POWER([.$A$53]-[.$A53];2)+POWER([.AH$1]-[.$S$1];2))" office:value-type="float" office:value="900">
            <text:p>900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2"/>
          <table:table-cell table:style-name="ce73" table:number-columns-repeated="30"/>
          <table:table-cell table:style-name="ce69" table:number-columns-repeated="967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3" table:number-columns-repeated="28"/>
          <table:table-cell table:style-name="ce69" table:number-columns-repeated="968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3"/>
          <table:table-cell table:style-name="ce73" table:number-columns-repeated="28"/>
          <table:table-cell table:style-name="ce69" table:number-columns-repeated="968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4"/>
          <table:table-cell table:style-name="ce73" table:number-columns-repeated="26"/>
          <table:table-cell table:style-name="ce69" table:number-columns-repeated="96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3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5"/>
          <table:table-cell table:style-name="ce73" table:number-columns-repeated="24"/>
          <table:table-cell table:style-name="ce69" table:number-columns-repeated="970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6"/>
          <table:table-cell table:style-name="ce73" table:number-columns-repeated="22"/>
          <table:table-cell table:style-name="ce69" table:number-columns-repeated="971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8"/>
          <table:table-cell table:style-name="ce73" table:number-columns-repeated="18"/>
          <table:table-cell table:style-name="ce69" table:number-columns-repeated="973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"/>
          <table:table-cell table:style-name="ce73" table:number-columns-repeated="16"/>
          <table:table-cell table:style-name="ce69" table:number-columns-repeated="974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11"/>
          <table:table-cell table:style-name="ce73" table:number-columns-repeated="12"/>
          <table:table-cell table:style-name="ce69" table:number-columns-repeated="976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82" office:value-type="string">
            <text:p>Width of corresponding shapes (in tiles)</text:p>
          </table:table-cell>
          <table:table-cell table:number-columns-repeated="6"/>
        </table:table-row>
        <table:table-row table:style-name="ro6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82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8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ar,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4" office:value-type="string" table:number-columns-spanned="1" table:number-rows-spanned="7">
            <text:p><text:span text:style-name="T3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2"><text:s text:c="4"/></text:span><text:span text:style-name="T2">SELECT DISTINCT wg, author_id</text:span></text:p>
            <text:p><text:span text:style-name="T2"><text:s text:c="4"/></text:span><text:span text:style-name="T2">FROM participations</text:span></text:p>
            <text:p><text:span text:style-name="T2"><text:s text:c="4"/></text:span><text:span text:style-name="T2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8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8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8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8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86"/>
        </table:table-row>
        <table:table-row table:style-name="ro12">
          <table:table-cell office:value-type="string">
            <text:p>Distinct Authors</text:p>
          </table:table-cell>
          <table:table-cell table:style-name="ce83" office:value-type="string" table:number-columns-spanned="5" table:number-rows-spanned="1">
            <text:p>SELECT ar, COUNT(*)</text:p>
            <text:p>FROM</text:p>
            <text:p><text:s text:c="2"/>(</text:p>
            <text:p><text:span text:style-name="T2"><text:s text:c="2"/></text:span><text:span text:style-name="T2">SELECT DISTINCT ar, author_id</text:span></text:p>
            <text:p><text:span text:style-name="T2"><text:s text:c="2"/></text:span><text:span text:style-name="T2">FROM participations</text:span></text:p>
            <text:p><text:span text:style-name="T2"><text:s text:c="2"/></text:span><text:span text:style-name="T2">) As authors</text:span></text:p>
            <text:p>GROUP BY ar;</text:p>
          </table:table-cell>
          <table:covered-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6"/>
        </table:table-row>
        <table:table-row table:style-name="ro13">
          <table:table-cell/>
          <table:table-cell table:style-name="ce8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6"/>
        </table:table-row>
        <table:table-row table:style-name="ro1" table:number-rows-repeated="2">
          <table:table-cell table:number-columns-repeated="6"/>
          <table:table-cell table:style-name="ce8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7:08:43</dc:date>
    <dc:creator>Eric Bréchemier</dc:creator>
    <meta:editing-duration>PT18H55M</meta:editing-duration>
    <meta:editing-cycles>141</meta:editing-cycles>
    <meta:generator>LibreOffice/3.5$Linux_x86 LibreOffice_project/350m1$Build-2</meta:generator>
    <meta:document-statistic meta:table-count="12" meta:cell-count="5095" meta:object-count="0"/>
  </office:meta>
</office:document-meta>
</file>